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Default" style:data-style-name="N0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1907190" table:style-name="ce6">
            <text:p>1.907.190</text:p>
          </table:table-cell>
          <table:table-cell office:value-type="float" office:value="248500" table:style-name="ce6">
            <text:p>248.500</text:p>
          </table:table-cell>
          <table:table-cell office:value-type="float" office:value="669700" table:style-name="ce6">
            <text:p>669.700</text:p>
          </table:table-cell>
          <table:table-cell office:value-type="float" office:value="48650" table:style-name="ce6">
            <text:p>48.650</text:p>
          </table:table-cell>
          <table:table-cell office:value-type="float" office:value="2874040" table:style-name="ce7">
            <text:p>2.874.040</text:p>
          </table:table-cell>
          <table:table-cell office:value-type="float" office:value="2871001" table:style-name="ce7">
            <text:p>2.871.001</text:p>
          </table:table-cell>
          <table:table-cell office:value-type="percentage" office:value="0.99894260344323671" table:style-name="ce8">
            <text:p>99,9%</text:p>
          </table:table-cell>
          <table:table-cell office:value-type="float" office:value="2015029" table:style-name="ce6">
            <text:p>2.015.029</text:p>
          </table:table-cell>
          <table:table-cell office:value-type="float" office:value="875965" table:style-name="ce6">
            <text:p>875.965</text:p>
          </table:table-cell>
          <table:table-cell office:value-type="date" office:date-value="2021-05-02T00:00:00" table:style-name="ce9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93435" table:style-name="ce12">
            <text:p>393.435</text:p>
          </table:table-cell>
          <table:table-cell office:value-type="float" office:value="51800" table:style-name="ce12">
            <text:p>51.800</text:p>
          </table:table-cell>
          <table:table-cell office:value-type="float" office:value="105200" table:style-name="ce12">
            <text:p>105.200</text:p>
          </table:table-cell>
          <table:table-cell office:value-type="float" office:value="7600" table:style-name="ce12">
            <text:p>7.600</text:p>
          </table:table-cell>
          <table:table-cell office:value-type="float" office:value="558035" table:style-name="ce13">
            <text:p>558.035</text:p>
          </table:table-cell>
          <table:table-cell office:value-type="float" office:value="536424" table:style-name="ce13">
            <text:p>536.424</text:p>
          </table:table-cell>
          <table:table-cell office:value-type="percentage" office:value="0.96127303842948919" table:style-name="ce14">
            <text:p>96,1%</text:p>
          </table:table-cell>
          <table:table-cell office:value-type="float" office:value="385394" table:style-name="ce12">
            <text:p>385.394</text:p>
          </table:table-cell>
          <table:table-cell office:value-type="float" office:value="158117" table:style-name="ce12">
            <text:p>158.117</text:p>
          </table:table-cell>
          <table:table-cell office:value-type="date" office:date-value="2021-04-30T00:00:00" table:style-name="ce15">
            <text:p>30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72965" table:style-name="ce12">
            <text:p>372.965</text:p>
          </table:table-cell>
          <table:table-cell office:value-type="float" office:value="47600" table:style-name="ce12">
            <text:p>47.600</text:p>
          </table:table-cell>
          <table:table-cell office:value-type="float" office:value="80600" table:style-name="ce12">
            <text:p>80.600</text:p>
          </table:table-cell>
          <table:table-cell office:value-type="float" office:value="5850" table:style-name="ce12">
            <text:p>5.850</text:p>
          </table:table-cell>
          <table:table-cell office:value-type="float" office:value="507015" table:style-name="ce13">
            <text:p>507.015</text:p>
          </table:table-cell>
          <table:table-cell office:value-type="float" office:value="522040" table:style-name="ce13">
            <text:p>522.040</text:p>
          </table:table-cell>
          <table:table-cell office:value-type="percentage" office:value="1.0296342317288443" table:style-name="ce14">
            <text:p>103,0%</text:p>
          </table:table-cell>
          <table:table-cell office:value-type="float" office:value="357898" table:style-name="ce12">
            <text:p>357.898</text:p>
          </table:table-cell>
          <table:table-cell office:value-type="float" office:value="169659" table:style-name="ce12">
            <text:p>169.659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214470" table:style-name="ce12">
            <text:p>214.470</text:p>
          </table:table-cell>
          <table:table-cell office:value-type="float" office:value="27900" table:style-name="ce12">
            <text:p>27.900</text:p>
          </table:table-cell>
          <table:table-cell office:value-type="float" office:value="92500" table:style-name="ce12">
            <text:p>92.500</text:p>
          </table:table-cell>
          <table:table-cell office:value-type="float" office:value="6700" table:style-name="ce12">
            <text:p>6.700</text:p>
          </table:table-cell>
          <table:table-cell office:value-type="float" office:value="341570" table:style-name="ce13">
            <text:p>341.570</text:p>
          </table:table-cell>
          <table:table-cell office:value-type="float" office:value="332881" table:style-name="ce13">
            <text:p>332.881</text:p>
          </table:table-cell>
          <table:table-cell office:value-type="percentage" office:value="0.97456158327721987" table:style-name="ce14">
            <text:p>97,5%</text:p>
          </table:table-cell>
          <table:table-cell office:value-type="float" office:value="241162" table:style-name="ce12">
            <text:p>241.162</text:p>
          </table:table-cell>
          <table:table-cell office:value-type="float" office:value="95405" table:style-name="ce12">
            <text:p>95.405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420000" table:style-name="ce12">
            <text:p>420.000</text:p>
          </table:table-cell>
          <table:table-cell office:value-type="float" office:value="54700" table:style-name="ce12">
            <text:p>54.700</text:p>
          </table:table-cell>
          <table:table-cell office:value-type="float" office:value="172100" table:style-name="ce12">
            <text:p>172.100</text:p>
          </table:table-cell>
          <table:table-cell office:value-type="float" office:value="12500" table:style-name="ce12">
            <text:p>12.500</text:p>
          </table:table-cell>
          <table:table-cell office:value-type="float" office:value="659300" table:style-name="ce13">
            <text:p>659.300</text:p>
          </table:table-cell>
          <table:table-cell office:value-type="float" office:value="617231" table:style-name="ce13">
            <text:p>617.231</text:p>
          </table:table-cell>
          <table:table-cell office:value-type="percentage" office:value="0.93619141513726678" table:style-name="ce14">
            <text:p>93,6%</text:p>
          </table:table-cell>
          <table:table-cell office:value-type="float" office:value="448188" table:style-name="ce12">
            <text:p>448.188</text:p>
          </table:table-cell>
          <table:table-cell office:value-type="float" office:value="177051" table:style-name="ce12">
            <text:p>177.051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76235" table:style-name="ce12">
            <text:p>176.235</text:p>
          </table:table-cell>
          <table:table-cell office:value-type="float" office:value="22500" table:style-name="ce12">
            <text:p>22.500</text:p>
          </table:table-cell>
          <table:table-cell office:value-type="float" office:value="46000" table:style-name="ce12">
            <text:p>46.000</text:p>
          </table:table-cell>
          <table:table-cell office:value-type="float" office:value="3300" table:style-name="ce12">
            <text:p>3.300</text:p>
          </table:table-cell>
          <table:table-cell office:value-type="float" office:value="248035" table:style-name="ce13">
            <text:p>248.035</text:p>
          </table:table-cell>
          <table:table-cell office:value-type="float" office:value="244634" table:style-name="ce13">
            <text:p>244.634</text:p>
          </table:table-cell>
          <table:table-cell office:value-type="percentage" office:value="0.98628822545205319" table:style-name="ce14">
            <text:p>98,6%</text:p>
          </table:table-cell>
          <table:table-cell office:value-type="float" office:value="169716" table:style-name="ce12">
            <text:p>169.716</text:p>
          </table:table-cell>
          <table:table-cell office:value-type="float" office:value="75620" table:style-name="ce12">
            <text:p>75.620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877215" table:style-name="ce12">
            <text:p>877.215</text:p>
          </table:table-cell>
          <table:table-cell office:value-type="float" office:value="113700" table:style-name="ce12">
            <text:p>113.700</text:p>
          </table:table-cell>
          <table:table-cell office:value-type="float" office:value="189500" table:style-name="ce12">
            <text:p>189.500</text:p>
          </table:table-cell>
          <table:table-cell office:value-type="float" office:value="13800" table:style-name="ce12">
            <text:p>13.800</text:p>
          </table:table-cell>
          <table:table-cell office:value-type="float" office:value="1194215" table:style-name="ce13">
            <text:p>1.194.215</text:p>
          </table:table-cell>
          <table:table-cell office:value-type="float" office:value="1103186" table:style-name="ce13">
            <text:p>1.103.186</text:p>
          </table:table-cell>
          <table:table-cell office:value-type="percentage" office:value="0.92377503213407974" table:style-name="ce14">
            <text:p>92,4%</text:p>
          </table:table-cell>
          <table:table-cell office:value-type="float" office:value="765410" table:style-name="ce12">
            <text:p>765.410</text:p>
          </table:table-cell>
          <table:table-cell office:value-type="float" office:value="345998" table:style-name="ce12">
            <text:p>345.998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552105" table:style-name="ce12">
            <text:p>552.105</text:p>
          </table:table-cell>
          <table:table-cell office:value-type="float" office:value="71900" table:style-name="ce12">
            <text:p>71.900</text:p>
          </table:table-cell>
          <table:table-cell office:value-type="float" office:value="161800" table:style-name="ce12">
            <text:p>161.800</text:p>
          </table:table-cell>
          <table:table-cell office:value-type="float" office:value="11700" table:style-name="ce12">
            <text:p>11.700</text:p>
          </table:table-cell>
          <table:table-cell office:value-type="float" office:value="797505" table:style-name="ce13">
            <text:p>797.505</text:p>
          </table:table-cell>
          <table:table-cell office:value-type="float" office:value="755383" table:style-name="ce13">
            <text:p>755.383</text:p>
          </table:table-cell>
          <table:table-cell office:value-type="percentage" office:value="0.94718277628353431" table:style-name="ce14">
            <text:p>94,7%</text:p>
          </table:table-cell>
          <table:table-cell office:value-type="float" office:value="534020" table:style-name="ce12">
            <text:p>534.020</text:p>
          </table:table-cell>
          <table:table-cell office:value-type="float" office:value="226583" table:style-name="ce12">
            <text:p>226.583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887830" table:style-name="ce12">
            <text:p>1.887.830</text:p>
          </table:table-cell>
          <table:table-cell office:value-type="float" office:value="251300" table:style-name="ce12">
            <text:p>251.300</text:p>
          </table:table-cell>
          <table:table-cell office:value-type="float" office:value="615500" table:style-name="ce12">
            <text:p>615.500</text:p>
          </table:table-cell>
          <table:table-cell office:value-type="float" office:value="44700" table:style-name="ce12">
            <text:p>44.700</text:p>
          </table:table-cell>
          <table:table-cell office:value-type="float" office:value="2799330" table:style-name="ce13">
            <text:p>2.799.330</text:p>
          </table:table-cell>
          <table:table-cell office:value-type="float" office:value="2728479" table:style-name="ce13">
            <text:p>2.728.479</text:p>
          </table:table-cell>
          <table:table-cell office:value-type="percentage" office:value="0.9746900151107587" table:style-name="ce14">
            <text:p>97,5%</text:p>
          </table:table-cell>
          <table:table-cell office:value-type="float" office:value="1910864" table:style-name="ce12">
            <text:p>1.910.864</text:p>
          </table:table-cell>
          <table:table-cell office:value-type="float" office:value="831979" table:style-name="ce12">
            <text:p>831.979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1136260" table:style-name="ce12">
            <text:p>1.136.260</text:p>
          </table:table-cell>
          <table:table-cell office:value-type="float" office:value="151600" table:style-name="ce12">
            <text:p>151.600</text:p>
          </table:table-cell>
          <table:table-cell office:value-type="float" office:value="400000" table:style-name="ce12">
            <text:p>400.000</text:p>
          </table:table-cell>
          <table:table-cell office:value-type="float" office:value="29000" table:style-name="ce12">
            <text:p>29.000</text:p>
          </table:table-cell>
          <table:table-cell office:value-type="float" office:value="1716860" table:style-name="ce13">
            <text:p>1.716.860</text:p>
          </table:table-cell>
          <table:table-cell office:value-type="float" office:value="1699445" table:style-name="ce13">
            <text:p>1.699.445</text:p>
          </table:table-cell>
          <table:table-cell office:value-type="percentage" office:value="0.98985648218258915" table:style-name="ce14">
            <text:p>99,0%</text:p>
          </table:table-cell>
          <table:table-cell office:value-type="float" office:value="1202518" table:style-name="ce12">
            <text:p>1.202.518</text:p>
          </table:table-cell>
          <table:table-cell office:value-type="float" office:value="507293" table:style-name="ce12">
            <text:p>507.293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322415" table:style-name="ce12">
            <text:p>322.415</text:p>
          </table:table-cell>
          <table:table-cell office:value-type="float" office:value="40800" table:style-name="ce12">
            <text:p>40.800</text:p>
          </table:table-cell>
          <table:table-cell office:value-type="float" office:value="84000" table:style-name="ce12">
            <text:p>84.000</text:p>
          </table:table-cell>
          <table:table-cell office:value-type="float" office:value="6100" table:style-name="ce12">
            <text:p>6.100</text:p>
          </table:table-cell>
          <table:table-cell office:value-type="float" office:value="453315" table:style-name="ce13">
            <text:p>453.315</text:p>
          </table:table-cell>
          <table:table-cell office:value-type="float" office:value="470629" table:style-name="ce13">
            <text:p>470.629</text:p>
          </table:table-cell>
          <table:table-cell office:value-type="percentage" office:value="1.0381941916768693" table:style-name="ce14">
            <text:p>103,8%</text:p>
          </table:table-cell>
          <table:table-cell office:value-type="float" office:value="322306" table:style-name="ce12">
            <text:p>322.306</text:p>
          </table:table-cell>
          <table:table-cell office:value-type="float" office:value="151653" table:style-name="ce12">
            <text:p>151.653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886975" table:style-name="ce12">
            <text:p>886.975</text:p>
          </table:table-cell>
          <table:table-cell office:value-type="float" office:value="113300" table:style-name="ce12">
            <text:p>113.300</text:p>
          </table:table-cell>
          <table:table-cell office:value-type="float" office:value="213900" table:style-name="ce12">
            <text:p>213.900</text:p>
          </table:table-cell>
          <table:table-cell office:value-type="float" office:value="15550" table:style-name="ce12">
            <text:p>15.550</text:p>
          </table:table-cell>
          <table:table-cell office:value-type="float" office:value="1229725" table:style-name="ce13">
            <text:p>1.229.725</text:p>
          </table:table-cell>
          <table:table-cell office:value-type="float" office:value="1182409" table:style-name="ce13">
            <text:p>1.182.409</text:p>
          </table:table-cell>
          <table:table-cell office:value-type="percentage" office:value="0.96152310475919411" table:style-name="ce14">
            <text:p>96,2%</text:p>
          </table:table-cell>
          <table:table-cell office:value-type="float" office:value="804154" table:style-name="ce12">
            <text:p>804.154</text:p>
          </table:table-cell>
          <table:table-cell office:value-type="float" office:value="383988" table:style-name="ce12">
            <text:p>383.988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92495" table:style-name="ce12">
            <text:p>92.495</text:p>
          </table:table-cell>
          <table:table-cell office:value-type="float" office:value="11600" table:style-name="ce12">
            <text:p>11.600</text:p>
          </table:table-cell>
          <table:table-cell office:value-type="float" office:value="25100" table:style-name="ce12">
            <text:p>25.100</text:p>
          </table:table-cell>
          <table:table-cell office:value-type="float" office:value="1900" table:style-name="ce12">
            <text:p>1.900</text:p>
          </table:table-cell>
          <table:table-cell office:value-type="float" office:value="131095" table:style-name="ce13">
            <text:p>131.095</text:p>
          </table:table-cell>
          <table:table-cell office:value-type="float" office:value="127356" table:style-name="ce13">
            <text:p>127.356</text:p>
          </table:table-cell>
          <table:table-cell office:value-type="percentage" office:value="0.97147869865364811" table:style-name="ce14">
            <text:p>97,1%</text:p>
          </table:table-cell>
          <table:table-cell office:value-type="float" office:value="93259" table:style-name="ce12">
            <text:p>93.259</text:p>
          </table:table-cell>
          <table:table-cell office:value-type="float" office:value="34509" table:style-name="ce12">
            <text:p>34.509</text:p>
          </table:table-cell>
          <table:table-cell office:value-type="date" office:date-value="2021-05-01T00:00:00" table:style-name="ce15">
            <text:p>01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539645" table:style-name="ce12">
            <text:p>1.539.645</text:p>
          </table:table-cell>
          <table:table-cell office:value-type="float" office:value="204000" table:style-name="ce12">
            <text:p>204.000</text:p>
          </table:table-cell>
          <table:table-cell office:value-type="float" office:value="536700" table:style-name="ce12">
            <text:p>536.700</text:p>
          </table:table-cell>
          <table:table-cell office:value-type="float" office:value="38900" table:style-name="ce12">
            <text:p>38.900</text:p>
          </table:table-cell>
          <table:table-cell office:value-type="float" office:value="2319245" table:style-name="ce13">
            <text:p>2.319.245</text:p>
          </table:table-cell>
          <table:table-cell office:value-type="float" office:value="2226877" table:style-name="ce13">
            <text:p>2.226.877</text:p>
          </table:table-cell>
          <table:table-cell office:value-type="percentage" office:value="0.96017324603480869" table:style-name="ce14">
            <text:p>96,0%</text:p>
          </table:table-cell>
          <table:table-cell office:value-type="float" office:value="1658847" table:style-name="ce12">
            <text:p>1.658.847</text:p>
          </table:table-cell>
          <table:table-cell office:value-type="float" office:value="589400" table:style-name="ce12">
            <text:p>589.400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335345" table:style-name="ce12">
            <text:p>335.345</text:p>
          </table:table-cell>
          <table:table-cell office:value-type="float" office:value="42500" table:style-name="ce12">
            <text:p>42.500</text:p>
          </table:table-cell>
          <table:table-cell office:value-type="float" office:value="119500" table:style-name="ce12">
            <text:p>119.500</text:p>
          </table:table-cell>
          <table:table-cell office:value-type="float" office:value="8650" table:style-name="ce12">
            <text:p>8.650</text:p>
          </table:table-cell>
          <table:table-cell office:value-type="float" office:value="505995" table:style-name="ce13">
            <text:p>505.995</text:p>
          </table:table-cell>
          <table:table-cell office:value-type="float" office:value="461510" table:style-name="ce13">
            <text:p>461.510</text:p>
          </table:table-cell>
          <table:table-cell office:value-type="percentage" office:value="0.91208411150307811" table:style-name="ce14">
            <text:p>91,2%</text:p>
          </table:table-cell>
          <table:table-cell office:value-type="float" office:value="336143" table:style-name="ce12">
            <text:p>336.143</text:p>
          </table:table-cell>
          <table:table-cell office:value-type="float" office:value="125689" table:style-name="ce12">
            <text:p>125.689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73895" table:style-name="ce12">
            <text:p>173.895</text:p>
          </table:table-cell>
          <table:table-cell office:value-type="float" office:value="22800" table:style-name="ce12">
            <text:p>22.800</text:p>
          </table:table-cell>
          <table:table-cell office:value-type="float" office:value="52300" table:style-name="ce12">
            <text:p>52.300</text:p>
          </table:table-cell>
          <table:table-cell office:value-type="float" office:value="3850" table:style-name="ce12">
            <text:p>3.850</text:p>
          </table:table-cell>
          <table:table-cell office:value-type="float" office:value="252845" table:style-name="ce13">
            <text:p>252.845</text:p>
          </table:table-cell>
          <table:table-cell office:value-type="float" office:value="253552" table:style-name="ce13">
            <text:p>253.552</text:p>
          </table:table-cell>
          <table:table-cell office:value-type="percentage" office:value="1.0027961794775455" table:style-name="ce14">
            <text:p>100,3%</text:p>
          </table:table-cell>
          <table:table-cell office:value-type="float" office:value="180343" table:style-name="ce12">
            <text:p>180.343</text:p>
          </table:table-cell>
          <table:table-cell office:value-type="float" office:value="76525" table:style-name="ce12">
            <text:p>76.525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623430" table:style-name="ce12">
            <text:p>623.430</text:p>
          </table:table-cell>
          <table:table-cell office:value-type="float" office:value="81200" table:style-name="ce12">
            <text:p>81.200</text:p>
          </table:table-cell>
          <table:table-cell office:value-type="float" office:value="175700" table:style-name="ce12">
            <text:p>175.700</text:p>
          </table:table-cell>
          <table:table-cell office:value-type="float" office:value="12750" table:style-name="ce12">
            <text:p>12.750</text:p>
          </table:table-cell>
          <table:table-cell office:value-type="float" office:value="893080" table:style-name="ce13">
            <text:p>893.080</text:p>
          </table:table-cell>
          <table:table-cell office:value-type="float" office:value="858757" table:style-name="ce13">
            <text:p>858.757</text:p>
          </table:table-cell>
          <table:table-cell office:value-type="percentage" office:value="0.96156783266896584" table:style-name="ce14">
            <text:p>96,2%</text:p>
          </table:table-cell>
          <table:table-cell office:value-type="float" office:value="623632" table:style-name="ce12">
            <text:p>623.632</text:p>
          </table:table-cell>
          <table:table-cell office:value-type="float" office:value="247312" table:style-name="ce12">
            <text:p>247.312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2510" table:style-name="ce12">
            <text:p>12.510</text:p>
          </table:table-cell>
          <table:table-cell office:value-type="float" office:value="1800" table:style-name="ce12">
            <text:p>1.800</text:p>
          </table:table-cell>
          <table:table-cell office:value-type="float" office:value="7000" table:style-name="ce12">
            <text:p>7.000</text:p>
          </table:table-cell>
          <table:table-cell office:value-type="float" office:value="450" table:style-name="ce12">
            <text:p>450</text:p>
          </table:table-cell>
          <table:table-cell office:value-type="float" office:value="21760" table:style-name="ce13">
            <text:p>21.760</text:p>
          </table:table-cell>
          <table:table-cell office:value-type="float" office:value="40084" table:style-name="ce13">
            <text:p>40.084</text:p>
          </table:table-cell>
          <table:table-cell office:value-type="percentage" office:value="1.8420955882352941" table:style-name="ce14">
            <text:p>184,2%</text:p>
          </table:table-cell>
          <table:table-cell office:value-type="float" office:value="29793" table:style-name="ce12">
            <text:p>29.793</text:p>
          </table:table-cell>
          <table:table-cell office:value-type="float" office:value="10884" table:style-name="ce12">
            <text:p>10.884</text:p>
          </table:table-cell>
          <table:table-cell office:value-type="date" office:date-value="2021-05-02T00:00:00" table:style-name="ce15">
            <text:p>02/05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2510" table:style-name="ce12">
            <text:p>12.510</text:p>
          </table:table-cell>
          <table:table-cell office:value-type="float" office:value="1700" table:style-name="ce12">
            <text:p>1.700</text:p>
          </table:table-cell>
          <table:table-cell office:value-type="float" office:value="7000" table:style-name="ce12">
            <text:p>7.000</text:p>
          </table:table-cell>
          <table:table-cell office:value-type="float" office:value="450" table:style-name="ce12">
            <text:p>450</text:p>
          </table:table-cell>
          <table:table-cell office:value-type="float" office:value="21660" table:style-name="ce13">
            <text:p>21.660</text:p>
          </table:table-cell>
          <table:table-cell office:value-type="float" office:value="25552" table:style-name="ce13">
            <text:p>25.552</text:p>
          </table:table-cell>
          <table:table-cell office:value-type="percentage" office:value="1.179686057248384" table:style-name="ce14">
            <text:p>118,0%</text:p>
          </table:table-cell>
          <table:table-cell office:value-type="float" office:value="18651" table:style-name="ce12">
            <text:p>18.651</text:p>
          </table:table-cell>
          <table:table-cell office:value-type="float" office:value="7137" table:style-name="ce12">
            <text:p>7.137</text:p>
          </table:table-cell>
          <table:table-cell office:value-type="date" office:date-value="2021-04-30T00:00:00" table:style-name="ce16">
            <text:p>30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5600" table:style-name="ce13">
            <text:p>85.600</text:p>
          </table:table-cell>
          <table:table-cell office:value-type="float" office:value="73168" table:style-name="ce17">
            <text:p>73.168</text:p>
          </table:table-cell>
          <table:table-cell office:value-type="percentage" office:value="0.85476635514018695" table:style-name="ce14">
            <text:p>85,5%</text:p>
          </table:table-cell>
          <table:table-cell office:value-type="float" office:value="65032" table:style-name="ce12">
            <text:p>65.032</text:p>
          </table:table-cell>
          <table:table-cell office:value-type="float" office:value="8136" table:style-name="ce12">
            <text:p>8.136</text:p>
          </table:table-cell>
          <table:table-cell office:value-type="date" office:date-value="2021-04-29T00:00:00" table:style-name="ce16">
            <text:p>29/04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1956425" table:style-name="ce19">
            <text:p>11.956.425</text:p>
          </table:table-cell>
          <table:table-cell office:value-type="float" office:value="1561200" table:style-name="ce20">
            <text:p>1.561.200</text:p>
          </table:table-cell>
          <table:table-cell office:value-type="float" office:value="3820200" table:style-name="ce21">
            <text:p>3.820.200</text:p>
          </table:table-cell>
          <table:table-cell office:value-type="float" office:value="272400" table:style-name="ce22">
            <text:p>272.400</text:p>
          </table:table-cell>
          <table:table-cell office:value-type="float" office:value="17610225" table:style-name="ce23">
            <text:p>17.610.225</text:p>
          </table:table-cell>
          <table:table-cell office:value-type="float" office:value="17130598" table:style-name="ce23">
            <text:p>17.130.598</text:p>
          </table:table-cell>
          <table:table-cell office:value-type="percentage" office:value="0.97276428892873312" table:style-name="ce24">
            <text:p>97,3%</text:p>
          </table:table-cell>
          <table:table-cell office:value-type="float" office:value="12162359" table:style-name="ce23">
            <text:p>12.162.359</text:p>
          </table:table-cell>
          <table:table-cell office:value-type="float" office:value="5098903" table:style-name="ce23">
            <text:p>5.098.903</text:p>
          </table:table-cell>
          <table:table-cell table:style-name="ce23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3">
          <table:table-cell table:style-name="ce25"/>
          <table:table-cell office:value-type="string" table:style-name="ce26">
            <text:p>Denominador Poblacional CCAA</text:p>
          </table:table-cell>
          <table:table-cell office:value-type="string" table:style-name="ce26">
            <text:p>Persona institucionalizada con al menos 1 dosis (2)</text:p>
          </table:table-cell>
          <table:table-cell office:value-type="string" table:style-name="ce26">
            <text:p>Persona institucionalizada  Pauta Completa (2)<text:s/></text:p>
          </table:table-cell>
          <table:table-cell office:value-type="string" table:style-name="ce26">
            <text:p>% Con al menos 1 dosis sobre Denominador Poblacional CCAA</text:p>
          </table:table-cell>
          <table:table-cell office:value-type="string" table:style-name="ce26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4" table:style-name="ce6">
            <text:p>41.654</text:p>
          </table:table-cell>
          <table:table-cell office:value-type="float" office:value="41654" table:style-name="ce6">
            <text:p>41.654</text:p>
          </table:table-cell>
          <table:table-cell office:value-type="float" office:value="39879" table:style-name="ce6">
            <text:p>39.879</text:p>
          </table:table-cell>
          <table:table-cell office:value-type="percentage" office:value="1" table:style-name="ce27">
            <text:p>100,0%</text:p>
          </table:table-cell>
          <table:table-cell office:value-type="percentage" office:value="0.95738704566188126" table:style-name="ce27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87" table:style-name="ce28">
            <text:p>18.387</text:p>
          </table:table-cell>
          <table:table-cell office:value-type="float" office:value="17613" table:style-name="ce28">
            <text:p>17.613</text:p>
          </table:table-cell>
          <table:table-cell office:value-type="percentage" office:value="0.99929347826086956" table:style-name="ce29">
            <text:p>99,9%</text:p>
          </table:table-cell>
          <table:table-cell office:value-type="percentage" office:value="0.95722826086956525" table:style-name="ce29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8">
            <text:p>11.755</text:p>
          </table:table-cell>
          <table:table-cell office:value-type="float" office:value="11168" table:style-name="ce28">
            <text:p>11.168</text:p>
          </table:table-cell>
          <table:table-cell office:value-type="percentage" office:value="0.98384666889856043" table:style-name="ce29">
            <text:p>98,4%</text:p>
          </table:table-cell>
          <table:table-cell office:value-type="percentage" office:value="0.93471710746568459" table:style-name="ce29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32" table:style-name="ce28">
            <text:p>5.432</text:p>
          </table:table-cell>
          <table:table-cell office:value-type="float" office:value="5188" table:style-name="ce28">
            <text:p>5.188</text:p>
          </table:table-cell>
          <table:table-cell office:value-type="percentage" office:value="0.98835516739446871" table:style-name="ce29">
            <text:p>98,8%</text:p>
          </table:table-cell>
          <table:table-cell office:value-type="percentage" office:value="0.94395924308588064" table:style-name="ce29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39" table:style-name="ce12">
            <text:p>10.739</text:p>
          </table:table-cell>
          <table:table-cell office:value-type="float" office:value="10739" table:style-name="ce28">
            <text:p>10.739</text:p>
          </table:table-cell>
          <table:table-cell office:value-type="float" office:value="9689" table:style-name="ce28">
            <text:p>9.689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0222553310364095" table:style-name="ce29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63" table:style-name="ce28">
            <text:p>7.163</text:p>
          </table:table-cell>
          <table:table-cell office:value-type="float" office:value="6917" table:style-name="ce28">
            <text:p>6.917</text:p>
          </table:table-cell>
          <table:table-cell office:value-type="percentage" office:value="0.95890227576974563" table:style-name="ce29">
            <text:p>95,9%</text:p>
          </table:table-cell>
          <table:table-cell office:value-type="percentage" office:value="0.92597054886211516" table:style-name="ce29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200" table:style-name="ce12">
            <text:p>46.200</text:p>
          </table:table-cell>
          <table:table-cell office:value-type="float" office:value="46200" table:style-name="ce28">
            <text:p>46.200</text:p>
          </table:table-cell>
          <table:table-cell office:value-type="float" office:value="44601" table:style-name="ce28">
            <text:p>44.601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6538961038961035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842" table:style-name="ce28">
            <text:p>24.842</text:p>
          </table:table-cell>
          <table:table-cell office:value-type="float" office:value="23509" table:style-name="ce28">
            <text:p>23.509</text:p>
          </table:table-cell>
          <table:table-cell office:value-type="percentage" office:value="0.97168113901275133" table:style-name="ce29">
            <text:p>97,2%</text:p>
          </table:table-cell>
          <table:table-cell office:value-type="percentage" office:value="0.91954157865915664" table:style-name="ce29">
            <text:p>92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817" table:style-name="ce28">
            <text:p>77.817</text:p>
          </table:table-cell>
          <table:table-cell office:value-type="float" office:value="64772" table:style-name="ce28">
            <text:p>64.772</text:p>
          </table:table-cell>
          <table:table-cell office:value-type="percentage" office:value="0.99958894783491115" table:style-name="ce29">
            <text:p>100,0%</text:p>
          </table:table-cell>
          <table:table-cell office:value-type="percentage" office:value="0.83202096366041955" table:style-name="ce29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821" table:style-name="ce28">
            <text:p>29.821</text:p>
          </table:table-cell>
          <table:table-cell office:value-type="float" office:value="27794" table:style-name="ce28">
            <text:p>27.794</text:p>
          </table:table-cell>
          <table:table-cell office:value-type="percentage" office:value="0.99759140936005086" table:style-name="ce29">
            <text:p>99,8%</text:p>
          </table:table-cell>
          <table:table-cell office:value-type="percentage" office:value="0.92978289231592681" table:style-name="ce29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634" table:style-name="ce28">
            <text:p>14.634</text:p>
          </table:table-cell>
          <table:table-cell office:value-type="float" office:value="14140" table:style-name="ce28">
            <text:p>14.140</text:p>
          </table:table-cell>
          <table:table-cell office:value-type="percentage" office:value="0.96111913831603835" table:style-name="ce29">
            <text:p>96,1%</text:p>
          </table:table-cell>
          <table:table-cell office:value-type="percentage" office:value="0.92867463549192175" table:style-name="ce29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94" table:style-name="ce28">
            <text:p>23.394</text:p>
          </table:table-cell>
          <table:table-cell office:value-type="float" office:value="22602" table:style-name="ce28">
            <text:p>22.602</text:p>
          </table:table-cell>
          <table:table-cell office:value-type="percentage" office:value="0.98294117647058821" table:style-name="ce29">
            <text:p>98,3%</text:p>
          </table:table-cell>
          <table:table-cell office:value-type="percentage" office:value="0.94966386554621851" table:style-name="ce29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8">
            <text:p>3.371</text:p>
          </table:table-cell>
          <table:table-cell office:value-type="float" office:value="3251" table:style-name="ce28">
            <text:p>3.251</text:p>
          </table:table-cell>
          <table:table-cell office:value-type="percentage" office:value="0.99439528023598822" table:style-name="ce29">
            <text:p>99,4%</text:p>
          </table:table-cell>
          <table:table-cell office:value-type="percentage" office:value="0.95899705014749259" table:style-name="ce29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8">
            <text:p>50.989</text:p>
          </table:table-cell>
          <table:table-cell office:value-type="float" office:value="48558" table:style-name="ce28">
            <text:p>48.558</text:p>
          </table:table-cell>
          <table:table-cell office:value-type="percentage" office:value="0.99628753981125073" table:style-name="ce29">
            <text:p>99,6%</text:p>
          </table:table-cell>
          <table:table-cell office:value-type="percentage" office:value="0.94878758865941104" table:style-name="ce29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307" table:style-name="ce28">
            <text:p>11.307</text:p>
          </table:table-cell>
          <table:table-cell office:value-type="float" office:value="10836" table:style-name="ce28">
            <text:p>10.836</text:p>
          </table:table-cell>
          <table:table-cell office:value-type="percentage" office:value="0.95136726966764829" table:style-name="ce29">
            <text:p>95,1%</text:p>
          </table:table-cell>
          <table:table-cell office:value-type="percentage" office:value="0.91173748422381151" table:style-name="ce29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106" table:style-name="ce28">
            <text:p>8.106</text:p>
          </table:table-cell>
          <table:table-cell office:value-type="float" office:value="7935" table:style-name="ce28">
            <text:p>7.935</text:p>
          </table:table-cell>
          <table:table-cell office:value-type="percentage" office:value="0.97159295217547648" table:style-name="ce29">
            <text:p>97,2%</text:p>
          </table:table-cell>
          <table:table-cell office:value-type="percentage" office:value="0.95109672779575694" table:style-name="ce29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898" table:style-name="ce12">
            <text:p>23.898</text:p>
          </table:table-cell>
          <table:table-cell office:value-type="float" office:value="23898" table:style-name="ce28">
            <text:p>23.898</text:p>
          </table:table-cell>
          <table:table-cell office:value-type="float" office:value="20636" table:style-name="ce28">
            <text:p>20.636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6350322202694785" table:style-name="ce29">
            <text:p>8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8">
            <text:p>195</text:p>
          </table:table-cell>
          <table:table-cell office:value-type="float" office:value="192" table:style-name="ce28">
            <text:p>192</text:p>
          </table:table-cell>
          <table:table-cell office:value-type="percentage" office:value="0.98484848484848486" table:style-name="ce29">
            <text:p>98,5%</text:p>
          </table:table-cell>
          <table:table-cell office:value-type="percentage" office:value="0.96969696969696972" table:style-name="ce29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8" table:style-name="ce28">
            <text:p>318</text:p>
          </table:table-cell>
          <table:table-cell office:value-type="float" office:value="298" table:style-name="ce28">
            <text:p>298</text:p>
          </table:table-cell>
          <table:table-cell office:value-type="percentage" office:value="0.97846153846153849" table:style-name="ce29">
            <text:p>97,8%</text:p>
          </table:table-cell>
          <table:table-cell office:value-type="percentage" office:value="0.91692307692307695" table:style-name="ce29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459" table:style-name="ce23">
            <text:p>413.459</text:p>
          </table:table-cell>
          <table:table-cell office:value-type="float" office:value="410022" table:style-name="ce23">
            <text:p>410.022</text:p>
          </table:table-cell>
          <table:table-cell office:value-type="float" office:value="379578" table:style-name="ce23">
            <text:p>379.578</text:p>
          </table:table-cell>
          <table:table-cell office:value-type="percentage" office:value="0.99168720477725725" table:style-name="ce24">
            <text:p>99,2%</text:p>
          </table:table-cell>
          <table:table-cell office:value-type="percentage" office:value="0.91805475270824921" table:style-name="ce24">
            <text:p>91,8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5">
          <table:table-cell table:style-name="ce25"/>
          <table:table-cell office:value-type="string" table:style-name="ce26">
            <text:p>Población a vacunar <text:s/>Grupos 1-5A+6</text:p>
          </table:table-cell>
          <table:table-cell office:value-type="string" table:style-name="ce26">
            <text:p>Dosis administrada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0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0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8">
            <text:p>250.339</text:p>
          </table:table-cell>
          <table:table-cell office:value-type="float" office:value="161061" table:style-name="ce28">
            <text:p>161.061</text:p>
          </table:table-cell>
          <table:table-cell office:value-type="percentage" office:value="0.765298995034568" table:style-name="ce31">
            <text:p>76,5%</text:p>
          </table:table-cell>
          <table:table-cell office:value-type="float" office:value="89278" table:style-name="ce28">
            <text:p>89.278</text:p>
          </table:table-cell>
          <table:table-cell office:value-type="percentage" office:value="0.42421420256111758" table:style-name="ce31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8">
            <text:p>225.915</text:p>
          </table:table-cell>
          <table:table-cell office:value-type="float" office:value="138822" table:style-name="ce28">
            <text:p>138.822</text:p>
          </table:table-cell>
          <table:table-cell office:value-type="percentage" office:value="0.80826065186254759" table:style-name="ce31">
            <text:p>80,8%</text:p>
          </table:table-cell>
          <table:table-cell office:value-type="float" office:value="87093" table:style-name="ce28">
            <text:p>87.093</text:p>
          </table:table-cell>
          <table:table-cell office:value-type="percentage" office:value="0.50707989333581749" table:style-name="ce31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8">
            <text:p>160.884</text:p>
          </table:table-cell>
          <table:table-cell office:value-type="float" office:value="115375" table:style-name="ce28">
            <text:p>115.375</text:p>
          </table:table-cell>
          <table:table-cell office:value-type="percentage" office:value="0.8479403226399147" table:style-name="ce31">
            <text:p>84,8%</text:p>
          </table:table-cell>
          <table:table-cell office:value-type="float" office:value="45509" table:style-name="ce28">
            <text:p>45.509</text:p>
          </table:table-cell>
          <table:table-cell office:value-type="percentage" office:value="0.3344651453349502" table:style-name="ce31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8">
            <text:p>304.229</text:p>
          </table:table-cell>
          <table:table-cell office:value-type="float" office:value="199517" table:style-name="ce28">
            <text:p>199.517</text:p>
          </table:table-cell>
          <table:table-cell office:value-type="percentage" office:value="0.86848096251703077" table:style-name="ce31">
            <text:p>86,8%</text:p>
          </table:table-cell>
          <table:table-cell office:value-type="float" office:value="104712" table:style-name="ce28">
            <text:p>104.712</text:p>
          </table:table-cell>
          <table:table-cell office:value-type="percentage" office:value="0.45580265615001891" table:style-name="ce31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8">
            <text:p>114.080</text:p>
          </table:table-cell>
          <table:table-cell office:value-type="float" office:value="70024" table:style-name="ce28">
            <text:p>70.024</text:p>
          </table:table-cell>
          <table:table-cell office:value-type="percentage" office:value="0.75827864769454012" table:style-name="ce31">
            <text:p>75,8%</text:p>
          </table:table-cell>
          <table:table-cell office:value-type="float" office:value="44056" table:style-name="ce28">
            <text:p>44.056</text:p>
          </table:table-cell>
          <table:table-cell office:value-type="percentage" office:value="0.47707534706430166" table:style-name="ce31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8">
            <text:p>534.134</text:p>
          </table:table-cell>
          <table:table-cell office:value-type="float" office:value="336070" table:style-name="ce28">
            <text:p>336.070</text:p>
          </table:table-cell>
          <table:table-cell office:value-type="percentage" office:value="0.81571972271306237" table:style-name="ce31">
            <text:p>81,6%</text:p>
          </table:table-cell>
          <table:table-cell office:value-type="float" office:value="198064" table:style-name="ce28">
            <text:p>198.064</text:p>
          </table:table-cell>
          <table:table-cell office:value-type="percentage" office:value="0.48074719897473739" table:style-name="ce31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8">
            <text:p>356.085</text:p>
          </table:table-cell>
          <table:table-cell office:value-type="float" office:value="233231" table:style-name="ce28">
            <text:p>233.231</text:p>
          </table:table-cell>
          <table:table-cell office:value-type="percentage" office:value="0.78069215294444505" table:style-name="ce31">
            <text:p>78,1%</text:p>
          </table:table-cell>
          <table:table-cell office:value-type="float" office:value="122854" table:style-name="ce28">
            <text:p>122.854</text:p>
          </table:table-cell>
          <table:table-cell office:value-type="percentage" office:value="0.41122815473859325" table:style-name="ce31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8">
            <text:p>1.274.944</text:p>
          </table:table-cell>
          <table:table-cell office:value-type="float" office:value="853901" table:style-name="ce28">
            <text:p>853.901</text:p>
          </table:table-cell>
          <table:table-cell office:value-type="percentage" office:value="0.91122818774757541" table:style-name="ce31">
            <text:p>91,1%</text:p>
          </table:table-cell>
          <table:table-cell office:value-type="float" office:value="421043" table:style-name="ce28">
            <text:p>421.043</text:p>
          </table:table-cell>
          <table:table-cell office:value-type="percentage" office:value="0.4493099900969813" table:style-name="ce31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8">
            <text:p>768.217</text:p>
          </table:table-cell>
          <table:table-cell office:value-type="float" office:value="516703" table:style-name="ce28">
            <text:p>516.703</text:p>
          </table:table-cell>
          <table:table-cell office:value-type="percentage" office:value="0.83379538486364368" table:style-name="ce31">
            <text:p>83,4%</text:p>
          </table:table-cell>
          <table:table-cell office:value-type="float" office:value="251514" table:style-name="ce28">
            <text:p>251.514</text:p>
          </table:table-cell>
          <table:table-cell office:value-type="percentage" office:value="0.40586412780377601" table:style-name="ce31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8">
            <text:p>219.487</text:p>
          </table:table-cell>
          <table:table-cell office:value-type="float" office:value="144858" table:style-name="ce28">
            <text:p>144.858</text:p>
          </table:table-cell>
          <table:table-cell office:value-type="percentage" office:value="0.83366712707182322" table:style-name="ce31">
            <text:p>83,4%</text:p>
          </table:table-cell>
          <table:table-cell office:value-type="float" office:value="74629" table:style-name="ce28">
            <text:p>74.629</text:p>
          </table:table-cell>
          <table:table-cell office:value-type="percentage" office:value="0.42949470534069983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8">
            <text:p>478.450</text:p>
          </table:table-cell>
          <table:table-cell office:value-type="float" office:value="323922" table:style-name="ce28">
            <text:p>323.922</text:p>
          </table:table-cell>
          <table:table-cell office:value-type="percentage" office:value="0.87780171537742369" table:style-name="ce31">
            <text:p>87,8%</text:p>
          </table:table-cell>
          <table:table-cell office:value-type="float" office:value="154528" table:style-name="ce28">
            <text:p>154.528</text:p>
          </table:table-cell>
          <table:table-cell office:value-type="percentage" office:value="0.41875804506591874" table:style-name="ce31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8">
            <text:p>63.416</text:p>
          </table:table-cell>
          <table:table-cell office:value-type="float" office:value="42450" table:style-name="ce28">
            <text:p>42.450</text:p>
          </table:table-cell>
          <table:table-cell office:value-type="percentage" office:value="0.76523714239359686" table:style-name="ce31">
            <text:p>76,5%</text:p>
          </table:table-cell>
          <table:table-cell office:value-type="float" office:value="20966" table:style-name="ce28">
            <text:p>20.966</text:p>
          </table:table-cell>
          <table:table-cell office:value-type="percentage" office:value="0.37794963315486813" table:style-name="ce31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8">
            <text:p>1.058.277</text:p>
          </table:table-cell>
          <table:table-cell office:value-type="float" office:value="698382" table:style-name="ce28">
            <text:p>698.382</text:p>
          </table:table-cell>
          <table:table-cell office:value-type="percentage" office:value="0.83256579692452948" table:style-name="ce31">
            <text:p>83,3%</text:p>
          </table:table-cell>
          <table:table-cell office:value-type="float" office:value="359895" table:style-name="ce28">
            <text:p>359.895</text:p>
          </table:table-cell>
          <table:table-cell office:value-type="percentage" office:value="0.42904351412859087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8">
            <text:p>237.224</text:p>
          </table:table-cell>
          <table:table-cell office:value-type="float" office:value="151569" table:style-name="ce28">
            <text:p>151.569</text:p>
          </table:table-cell>
          <table:table-cell office:value-type="percentage" office:value="0.76336796724300315" table:style-name="ce31">
            <text:p>76,3%</text:p>
          </table:table-cell>
          <table:table-cell office:value-type="float" office:value="85655" table:style-name="ce28">
            <text:p>85.655</text:p>
          </table:table-cell>
          <table:table-cell office:value-type="percentage" office:value="0.43139615115359625" table:style-name="ce31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8">
            <text:p>117.849</text:p>
          </table:table-cell>
          <table:table-cell office:value-type="float" office:value="80540" table:style-name="ce28">
            <text:p>80.540</text:p>
          </table:table-cell>
          <table:table-cell office:value-type="percentage" office:value="0.82802154871077849" table:style-name="ce31">
            <text:p>82,8%</text:p>
          </table:table-cell>
          <table:table-cell office:value-type="float" office:value="37309" table:style-name="ce28">
            <text:p>37.309</text:p>
          </table:table-cell>
          <table:table-cell office:value-type="percentage" office:value="0.38356910803141836" table:style-name="ce31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8">
            <text:p>370.971</text:p>
          </table:table-cell>
          <table:table-cell office:value-type="float" office:value="265437" table:style-name="ce28">
            <text:p>265.437</text:p>
          </table:table-cell>
          <table:table-cell office:value-type="percentage" office:value="0.69956408526428981" table:style-name="ce31">
            <text:p>70,0%</text:p>
          </table:table-cell>
          <table:table-cell office:value-type="float" office:value="105534" table:style-name="ce28">
            <text:p>105.534</text:p>
          </table:table-cell>
          <table:table-cell office:value-type="percentage" office:value="0.27813679394463303" table:style-name="ce31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8">
            <text:p>11.226</text:p>
          </table:table-cell>
          <table:table-cell office:value-type="float" office:value="7625" table:style-name="ce28">
            <text:p>7.625</text:p>
          </table:table-cell>
          <table:table-cell office:value-type="percentage" office:value="0.76341609931918297" table:style-name="ce31">
            <text:p>76,3%</text:p>
          </table:table-cell>
          <table:table-cell office:value-type="float" office:value="3601" table:style-name="ce28">
            <text:p>3.601</text:p>
          </table:table-cell>
          <table:table-cell office:value-type="percentage" office:value="0.3605326391670004" table:style-name="ce31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8">
            <text:p>10.413</text:p>
          </table:table-cell>
          <table:table-cell office:value-type="float" office:value="7990" table:style-name="ce28">
            <text:p>7.990</text:p>
          </table:table-cell>
          <table:table-cell office:value-type="percentage" office:value="0.70639200778003708" table:style-name="ce31">
            <text:p>70,6%</text:p>
          </table:table-cell>
          <table:table-cell office:value-type="float" office:value="2423" table:style-name="ce28">
            <text:p>2.423</text:p>
          </table:table-cell>
          <table:table-cell office:value-type="percentage" office:value="0.21421624966846434" table:style-name="ce31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2">
            <text:p>Min. Defensa</text:p>
          </table:table-cell>
          <table:table-cell office:value-type="float" office:value="142511" table:style-name="ce33">
            <text:p>142.511</text:p>
          </table:table-cell>
          <table:table-cell office:value-type="float" office:value="28065" table:style-name="ce34">
            <text:p>28.065</text:p>
          </table:table-cell>
          <table:table-cell office:value-type="float" office:value="23217" table:style-name="ce34">
            <text:p>23.217</text:p>
          </table:table-cell>
          <table:table-cell office:value-type="percentage" office:value="0.16291373999200062" table:style-name="ce35">
            <text:p>16,3%</text:p>
          </table:table-cell>
          <table:table-cell office:value-type="float" office:value="4848" table:style-name="ce34">
            <text:p>4.848</text:p>
          </table:table-cell>
          <table:table-cell office:value-type="percentage" office:value="3.4018426647767538E-2" table:style-name="ce35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6">
            <text:p>6.426.581</text:p>
          </table:table-cell>
          <table:table-cell office:value-type="float" office:value="8025619" table:style-name="ce36">
            <text:p>8.025.619</text:p>
          </table:table-cell>
          <table:table-cell office:value-type="float" office:value="5304678" table:style-name="ce36">
            <text:p>5.304.678</text:p>
          </table:table-cell>
          <table:table-cell office:value-type="percentage" office:value="0.82542770409335853" table:style-name="ce37">
            <text:p>82,5%</text:p>
          </table:table-cell>
          <table:table-cell office:value-type="float" office:value="2720941" table:style-name="ce36">
            <text:p>2.720.941</text:p>
          </table:table-cell>
          <table:table-cell office:value-type="percentage" office:value="0.42338857940170677" table:style-name="ce37">
            <text:p>42,3%</text:p>
          </table:table-cell>
          <table:table-cell table:style-name="ce36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Mayores_de_60_añ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6">
          <table:table-cell table:style-name="ce25"/>
          <table:table-cell office:value-type="string" table:style-name="ce38">
            <text:p>Población a vacunar mayor de 60 años</text:p>
          </table:table-cell>
          <table:table-cell office:value-type="string" table:style-name="ce38">
            <text:p>Nº Personas con 1 dosis</text:p>
          </table:table-cell>
          <table:table-cell office:value-type="string" table:style-name="ce38">
            <text:p>% 1ª dosis</text:p>
          </table:table-cell>
          <table:table-cell office:value-type="string" table:style-name="ce38">
            <text:p>Nº Personas con pauta completa</text:p>
          </table:table-cell>
          <table:table-cell office:value-type="string" table:style-name="ce38">
            <text:p>% personas con pauta completa</text:p>
          </table:table-cell>
          <table:table-cell office:value-type="string" table:style-name="ce3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980044" table:style-name="ce6">
            <text:p>1.980.044</text:p>
          </table:table-cell>
          <table:table-cell office:value-type="float" office:value="1483473" table:style-name="ce6">
            <text:p>1.483.473</text:p>
          </table:table-cell>
          <table:table-cell office:value-type="percentage" office:value="0.74921213872014969" table:style-name="ce27">
            <text:p>74,9%</text:p>
          </table:table-cell>
          <table:table-cell office:value-type="float" office:value="618623" table:style-name="ce6">
            <text:p>618.623</text:p>
          </table:table-cell>
          <table:table-cell office:value-type="percentage" office:value="0.31242891572106479" table:style-name="ce27">
            <text:p>31,2%</text:p>
          </table:table-cell>
          <table:table-cell office:value-type="date" office:date-value="2021-04-29T00:00:00" table:style-name="ce9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374129" table:style-name="ce12">
            <text:p>374.129</text:p>
          </table:table-cell>
          <table:table-cell office:value-type="float" office:value="291458" table:style-name="ce28">
            <text:p>291.458</text:p>
          </table:table-cell>
          <table:table-cell office:value-type="percentage" office:value="0.77903076211680999" table:style-name="ce29">
            <text:p>77,9%</text:p>
          </table:table-cell>
          <table:table-cell office:value-type="float" office:value="112668" table:style-name="ce28">
            <text:p>112.668</text:p>
          </table:table-cell>
          <table:table-cell office:value-type="percentage" office:value="0.30114746517912272" table:style-name="ce29">
            <text:p>30,1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346727" table:style-name="ce12">
            <text:p>346.727</text:p>
          </table:table-cell>
          <table:table-cell office:value-type="float" office:value="254882" table:style-name="ce28">
            <text:p>254.882</text:p>
          </table:table-cell>
          <table:table-cell office:value-type="percentage" office:value="0.73510860129150601" table:style-name="ce29">
            <text:p>73,5%</text:p>
          </table:table-cell>
          <table:table-cell office:value-type="float" office:value="112301" table:style-name="ce28">
            <text:p>112.301</text:p>
          </table:table-cell>
          <table:table-cell office:value-type="percentage" office:value="0.32388882319519391" table:style-name="ce29">
            <text:p>32,4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247289" table:style-name="ce12">
            <text:p>247.289</text:p>
          </table:table-cell>
          <table:table-cell office:value-type="float" office:value="167937" table:style-name="ce28">
            <text:p>167.937</text:p>
          </table:table-cell>
          <table:table-cell office:value-type="percentage" office:value="0.67911229371302406" table:style-name="ce29">
            <text:p>67,9%</text:p>
          </table:table-cell>
          <table:table-cell office:value-type="float" office:value="58999" table:style-name="ce28">
            <text:p>58.999</text:p>
          </table:table-cell>
          <table:table-cell office:value-type="percentage" office:value="0.23858319617936907" table:style-name="ce29">
            <text:p>23,9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479859" table:style-name="ce12">
            <text:p>479.859</text:p>
          </table:table-cell>
          <table:table-cell office:value-type="float" office:value="342884" table:style-name="ce28">
            <text:p>342.884</text:p>
          </table:table-cell>
          <table:table-cell office:value-type="percentage" office:value="0.71455156618923477" table:style-name="ce29">
            <text:p>71,5%</text:p>
          </table:table-cell>
          <table:table-cell office:value-type="float" office:value="109455" table:style-name="ce28">
            <text:p>109.455</text:p>
          </table:table-cell>
          <table:table-cell office:value-type="percentage" office:value="0.22809825386207197" table:style-name="ce29">
            <text:p>22,8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171453" table:style-name="ce12">
            <text:p>171.453</text:p>
          </table:table-cell>
          <table:table-cell office:value-type="float" office:value="119844" table:style-name="ce28">
            <text:p>119.844</text:p>
          </table:table-cell>
          <table:table-cell office:value-type="percentage" office:value="0.69899039386887374" table:style-name="ce29">
            <text:p>69,9%</text:p>
          </table:table-cell>
          <table:table-cell office:value-type="float" office:value="50105" table:style-name="ce28">
            <text:p>50.105</text:p>
          </table:table-cell>
          <table:table-cell office:value-type="percentage" office:value="0.29223752281966486" table:style-name="ce29">
            <text:p>29,2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787642" table:style-name="ce12">
            <text:p>787.642</text:p>
          </table:table-cell>
          <table:table-cell office:value-type="float" office:value="588368" table:style-name="ce28">
            <text:p>588.368</text:p>
          </table:table-cell>
          <table:table-cell office:value-type="percentage" office:value="0.74699927124251886" table:style-name="ce29">
            <text:p>74,7%</text:p>
          </table:table-cell>
          <table:table-cell office:value-type="float" office:value="250608" table:style-name="ce28">
            <text:p>250.608</text:p>
          </table:table-cell>
          <table:table-cell office:value-type="percentage" office:value="0.31817500844292201" table:style-name="ce29">
            <text:p>31,8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512739" table:style-name="ce12">
            <text:p>512.739</text:p>
          </table:table-cell>
          <table:table-cell office:value-type="float" office:value="383015" table:style-name="ce28">
            <text:p>383.015</text:p>
          </table:table-cell>
          <table:table-cell office:value-type="percentage" office:value="0.74699798532976813" table:style-name="ce29">
            <text:p>74,7%</text:p>
          </table:table-cell>
          <table:table-cell office:value-type="float" office:value="152850" table:style-name="ce28">
            <text:p>152.850</text:p>
          </table:table-cell>
          <table:table-cell office:value-type="percentage" office:value="0.29810488377127542" table:style-name="ce29">
            <text:p>29,8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1920072" table:style-name="ce12">
            <text:p>1.920.072</text:p>
          </table:table-cell>
          <table:table-cell office:value-type="float" office:value="1332200" table:style-name="ce28">
            <text:p>1.332.200</text:p>
          </table:table-cell>
          <table:table-cell office:value-type="percentage" office:value="0.69382814811111249" table:style-name="ce29">
            <text:p>69,4%</text:p>
          </table:table-cell>
          <table:table-cell office:value-type="float" office:value="554368" table:style-name="ce28">
            <text:p>554.368</text:p>
          </table:table-cell>
          <table:table-cell office:value-type="percentage" office:value="0.28872250623934936" table:style-name="ce29">
            <text:p>28,9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1295121" table:style-name="ce12">
            <text:p>1.295.121</text:p>
          </table:table-cell>
          <table:table-cell office:value-type="float" office:value="878306" table:style-name="ce28">
            <text:p>878.306</text:p>
          </table:table-cell>
          <table:table-cell office:value-type="percentage" office:value="0.67816520618536802" table:style-name="ce29">
            <text:p>67,8%</text:p>
          </table:table-cell>
          <table:table-cell office:value-type="float" office:value="367386" table:style-name="ce28">
            <text:p>367.386</text:p>
          </table:table-cell>
          <table:table-cell office:value-type="percentage" office:value="0.28366924789266795" table:style-name="ce29">
            <text:p>28,4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293178" table:style-name="ce12">
            <text:p>293.178</text:p>
          </table:table-cell>
          <table:table-cell office:value-type="float" office:value="234852" table:style-name="ce28">
            <text:p>234.852</text:p>
          </table:table-cell>
          <table:table-cell office:value-type="percentage" office:value="0.80105601375273727" table:style-name="ce29">
            <text:p>80,1%</text:p>
          </table:table-cell>
          <table:table-cell office:value-type="float" office:value="104815" table:style-name="ce28">
            <text:p>104.815</text:p>
          </table:table-cell>
          <table:table-cell office:value-type="percentage" office:value="0.35751318311742353" table:style-name="ce29">
            <text:p>35,8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870991" table:style-name="ce12">
            <text:p>870.991</text:p>
          </table:table-cell>
          <table:table-cell office:value-type="float" office:value="642865" table:style-name="ce28">
            <text:p>642.865</text:p>
          </table:table-cell>
          <table:table-cell office:value-type="percentage" office:value="0.73808454966813664" table:style-name="ce29">
            <text:p>73,8%</text:p>
          </table:table-cell>
          <table:table-cell office:value-type="float" office:value="221030" table:style-name="ce28">
            <text:p>221.030</text:p>
          </table:table-cell>
          <table:table-cell office:value-type="percentage" office:value="0.2537684086287918" table:style-name="ce29">
            <text:p>25,4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88050" table:style-name="ce12">
            <text:p>88.050</text:p>
          </table:table-cell>
          <table:table-cell office:value-type="float" office:value="68811" table:style-name="ce28">
            <text:p>68.811</text:p>
          </table:table-cell>
          <table:table-cell office:value-type="percentage" office:value="0.78149914821124367" table:style-name="ce29">
            <text:p>78,1%</text:p>
          </table:table-cell>
          <table:table-cell office:value-type="float" office:value="24651" table:style-name="ce28">
            <text:p>24.651</text:p>
          </table:table-cell>
          <table:table-cell office:value-type="percentage" office:value="0.27996592844974444" table:style-name="ce29">
            <text:p>28,0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1593526" table:style-name="ce12">
            <text:p>1.593.526</text:p>
          </table:table-cell>
          <table:table-cell office:value-type="float" office:value="1149783" table:style-name="ce28">
            <text:p>1.149.783</text:p>
          </table:table-cell>
          <table:table-cell office:value-type="percentage" office:value="0.72153388146788944" table:style-name="ce29">
            <text:p>72,2%</text:p>
          </table:table-cell>
          <table:table-cell office:value-type="float" office:value="352383" table:style-name="ce28">
            <text:p>352.383</text:p>
          </table:table-cell>
          <table:table-cell office:value-type="percentage" office:value="0.22113413900996909" table:style-name="ce29">
            <text:p>22,1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319579" table:style-name="ce12">
            <text:p>319.579</text:p>
          </table:table-cell>
          <table:table-cell office:value-type="float" office:value="228291" table:style-name="ce28">
            <text:p>228.291</text:p>
          </table:table-cell>
          <table:table-cell office:value-type="percentage" office:value="0.71434919065395408" table:style-name="ce29">
            <text:p>71,4%</text:p>
          </table:table-cell>
          <table:table-cell office:value-type="float" office:value="75015" table:style-name="ce28">
            <text:p>75.015</text:p>
          </table:table-cell>
          <table:table-cell office:value-type="percentage" office:value="0.234730692567409" table:style-name="ce29">
            <text:p>23,5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170802" table:style-name="ce12">
            <text:p>170.802</text:p>
          </table:table-cell>
          <table:table-cell office:value-type="float" office:value="127028" table:style-name="ce28">
            <text:p>127.028</text:p>
          </table:table-cell>
          <table:table-cell office:value-type="percentage" office:value="0.74371494478987366" table:style-name="ce29">
            <text:p>74,4%</text:p>
          </table:table-cell>
          <table:table-cell office:value-type="float" office:value="49699" table:style-name="ce28">
            <text:p>49.699</text:p>
          </table:table-cell>
          <table:table-cell office:value-type="percentage" office:value="0.29097434456271004" table:style-name="ce29">
            <text:p>29,1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651150" table:style-name="ce12">
            <text:p>651.150</text:p>
          </table:table-cell>
          <table:table-cell office:value-type="float" office:value="413896" table:style-name="ce28">
            <text:p>413.896</text:p>
          </table:table-cell>
          <table:table-cell office:value-type="percentage" office:value="0.63563848575597026" table:style-name="ce29">
            <text:p>63,6%</text:p>
          </table:table-cell>
          <table:table-cell office:value-type="float" office:value="146321" table:style-name="ce28">
            <text:p>146.321</text:p>
          </table:table-cell>
          <table:table-cell office:value-type="percentage" office:value="0.22471166397911388" table:style-name="ce29">
            <text:p>22,5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4780" table:style-name="ce12">
            <text:p>14.780</text:p>
          </table:table-cell>
          <table:table-cell office:value-type="float" office:value="9435" table:style-name="ce28">
            <text:p>9.435</text:p>
          </table:table-cell>
          <table:table-cell office:value-type="percentage" office:value="0.63836265223274691" table:style-name="ce29">
            <text:p>63,8%</text:p>
          </table:table-cell>
          <table:table-cell office:value-type="float" office:value="5013" table:style-name="ce28">
            <text:p>5.013</text:p>
          </table:table-cell>
          <table:table-cell office:value-type="percentage" office:value="0.33917456021650877" table:style-name="ce29">
            <text:p>33,9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3924" table:style-name="ce12">
            <text:p>13.924</text:p>
          </table:table-cell>
          <table:table-cell office:value-type="float" office:value="9475" table:style-name="ce28">
            <text:p>9.475</text:p>
          </table:table-cell>
          <table:table-cell office:value-type="percentage" office:value="0.68047974719908078" table:style-name="ce29">
            <text:p>68,0%</text:p>
          </table:table-cell>
          <table:table-cell office:value-type="float" office:value="4796" table:style-name="ce28">
            <text:p>4.796</text:p>
          </table:table-cell>
          <table:table-cell office:value-type="percentage" office:value="0.34444125251364549" table:style-name="ce29">
            <text:p>34,4%</text:p>
          </table:table-cell>
          <table:table-cell office:value-type="date" office:date-value="2021-04-29T00:00:00" table:style-name="ce15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FF.AA.</text:p>
          </table:table-cell>
          <table:table-cell office:value-type="string" table:style-name="ce12">
            <text:p>-</text:p>
          </table:table-cell>
          <table:table-cell office:value-type="float" office:value="3155" table:style-name="ce28">
            <text:p>3.155</text:p>
          </table:table-cell>
          <table:table-cell office:value-type="string" table:style-name="ce29">
            <text:p>-</text:p>
          </table:table-cell>
          <table:table-cell office:value-type="float" office:value="582" table:style-name="ce28">
            <text:p>582</text:p>
          </table:table-cell>
          <table:table-cell office:value-type="string" table:style-name="ce29">
            <text:p>-</text:p>
          </table:table-cell>
          <table:table-cell office:value-type="date" office:date-value="2021-04-29T00:00:00" table:style-name="ce16">
            <text:p>29/04/2021</text:p>
          </table:table-cell>
          <table:table-cell table:number-columns-repeated="16377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12131055" table:style-name="ce23">
            <text:p>12.131.055</text:p>
          </table:table-cell>
          <table:table-cell office:value-type="float" office:value="8729958" table:style-name="ce23">
            <text:p>8.729.958</text:p>
          </table:table-cell>
          <table:table-cell office:value-type="percentage" office:value="0.71963716263754474" table:style-name="ce24">
            <text:p>72,0%</text:p>
          </table:table-cell>
          <table:table-cell office:value-type="float" office:value="3371668" table:style-name="ce23">
            <text:p>3.371.668</text:p>
          </table:table-cell>
          <table:table-cell office:value-type="percentage" office:value="0.27793691480254601" table:style-name="ce24">
            <text:p>27,8%</text:p>
          </table:table-cell>
          <table:table-cell table:style-name="ce23"/>
          <table:table-cell table:number-columns-repeated="16377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424535" table:style-name="ce46">
            <text:p>424.535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1" table:style-name="ce47">
            <text:p>100,0%</text:p>
          </table:table-cell>
          <table:table-cell office:value-type="float" office:value="563586" table:style-name="ce46">
            <text:p>563.586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86654745449205928" table:style-name="ce47">
            <text:p>86,7%</text:p>
          </table:table-cell>
          <table:table-cell office:value-type="float" office:value="495352" table:style-name="ce46">
            <text:p>495.352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0.54069052237250137" table:style-name="ce47">
            <text:p>54,1%</text:p>
          </table:table-cell>
          <table:table-cell office:value-type="float" office:value="152614" table:style-name="ce46">
            <text:p>152.614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0.12064147551700723" table:style-name="ce47">
            <text:p>12,1%</text:p>
          </table:table-cell>
          <table:table-cell office:value-type="float" office:value="337722" table:style-name="ce46">
            <text:p>337.722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0.1122230784337377" table:style-name="ce47">
            <text:p>11,2%</text:p>
          </table:table-cell>
          <table:table-cell office:value-type="float" office:value="29909" table:style-name="ce46">
            <text:p>29.909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4.7789711846045191E-2" table:style-name="ce47">
            <text:p>4,8%</text:p>
          </table:table-cell>
          <table:table-cell office:value-type="float" office:value="352" table:style-name="ce46">
            <text:p>352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1.934905810764013E-3" table:style-name="ce47">
            <text:p>0,2%</text:p>
          </table:table-cell>
          <table:table-cell office:value-type="float" office:value="2004070" table:style-name="ce48">
            <text:p>2.004.070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28377365565156415" table:style-name="ce49">
            <text:p>28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99213" table:style-name="ce51">
            <text:p>99.213</text:p>
          </table:table-cell>
          <table:table-cell office:value-type="float" office:value="98807" table:style-name="ce51">
            <text:p>98.807</text:p>
          </table:table-cell>
          <table:table-cell office:value-type="percentage" office:value="1" table:style-name="ce52">
            <text:p>100,0%</text:p>
          </table:table-cell>
          <table:table-cell office:value-type="float" office:value="104691" table:style-name="ce51">
            <text:p>104.691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0.88008910932705642" table:style-name="ce52">
            <text:p>88,0%</text:p>
          </table:table-cell>
          <table:table-cell office:value-type="float" office:value="87554" table:style-name="ce51">
            <text:p>87.554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0.55992632716621793" table:style-name="ce52">
            <text:p>56,0%</text:p>
          </table:table-cell>
          <table:table-cell office:value-type="float" office:value="28302" table:style-name="ce51">
            <text:p>28.302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0.14274762188171447" table:style-name="ce52">
            <text:p>14,3%</text:p>
          </table:table-cell>
          <table:table-cell office:value-type="float" office:value="51841" table:style-name="ce51">
            <text:p>51.841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0.11621379877735757" table:style-name="ce52">
            <text:p>11,6%</text:p>
          </table:table-cell>
          <table:table-cell office:value-type="float" office:value="5884" table:style-name="ce51">
            <text:p>5.884</text:p>
          </table:table-cell>
          <table:table-cell office:value-type="float" office:value="89180" table:style-name="ce51">
            <text:p>89.180</text:p>
          </table:table-cell>
          <table:table-cell office:value-type="percentage" office:value="6.5978919040143524E-2" table:style-name="ce52">
            <text:p>6,6%</text:p>
          </table:table-cell>
          <table:table-cell office:value-type="float" office:value="35" table:style-name="ce51">
            <text:p>35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3940890623755278E-3" table:style-name="ce52">
            <text:p>0,1%</text:p>
          </table:table-cell>
          <table:table-cell office:value-type="float" office:value="377520" table:style-name="ce53">
            <text:p>377.520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33327330317700776" table:style-name="ce54">
            <text:p>33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86871" table:style-name="ce51">
            <text:p>86.871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98912622685765039" table:style-name="ce52">
            <text:p>98,9%</text:p>
          </table:table-cell>
          <table:table-cell office:value-type="float" office:value="91632" table:style-name="ce51">
            <text:p>91.632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0.83874451940063521" table:style-name="ce52">
            <text:p>83,9%</text:p>
          </table:table-cell>
          <table:table-cell office:value-type="float" office:value="76379" table:style-name="ce51">
            <text:p>76.379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0.51037740892203243" table:style-name="ce52">
            <text:p>51,0%</text:p>
          </table:table-cell>
          <table:table-cell office:value-type="float" office:value="25602" table:style-name="ce51">
            <text:p>25.602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0.15741031079959422" table:style-name="ce52">
            <text:p>15,7%</text:p>
          </table:table-cell>
          <table:table-cell office:value-type="float" office:value="40510" table:style-name="ce51">
            <text:p>40.510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0.12577034725779662" table:style-name="ce52">
            <text:p>12,6%</text:p>
          </table:table-cell>
          <table:table-cell office:value-type="float" office:value="3849" table:style-name="ce51">
            <text:p>3.849</text:p>
          </table:table-cell>
          <table:table-cell office:value-type="float" office:value="54179" table:style-name="ce51">
            <text:p>54.179</text:p>
          </table:table-cell>
          <table:table-cell office:value-type="percentage" office:value="7.1042285756473908E-2" table:style-name="ce52">
            <text:p>7,1%</text:p>
          </table:table-cell>
          <table:table-cell office:value-type="float" office:value="37" table:style-name="ce51">
            <text:p>37</text:p>
          </table:table-cell>
          <table:table-cell office:value-type="float" office:value="15563" table:style-name="ce51">
            <text:p>15.563</text:p>
          </table:table-cell>
          <table:table-cell office:value-type="percentage" office:value="2.3774336567499838E-3" table:style-name="ce52">
            <text:p>0,2%</text:p>
          </table:table-cell>
          <table:table-cell office:value-type="float" office:value="324880" table:style-name="ce53">
            <text:p>324.880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36049351482286573" table:style-name="ce54">
            <text:p>36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48890" table:style-name="ce51">
            <text:p>48.890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98683944935610191" table:style-name="ce52">
            <text:p>98,7%</text:p>
          </table:table-cell>
          <table:table-cell office:value-type="float" office:value="56372" table:style-name="ce51">
            <text:p>56.372</text:p>
          </table:table-cell>
          <table:table-cell office:value-type="float" office:value="80516" table:style-name="ce51">
            <text:p>80.516</text:p>
          </table:table-cell>
          <table:table-cell office:value-type="percentage" office:value="0.70013413483034426" table:style-name="ce52">
            <text:p>70,0%</text:p>
          </table:table-cell>
          <table:table-cell office:value-type="float" office:value="62675" table:style-name="ce51">
            <text:p>62.675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0.53462821267412208" table:style-name="ce52">
            <text:p>53,5%</text:p>
          </table:table-cell>
          <table:table-cell office:value-type="float" office:value="21389" table:style-name="ce51">
            <text:p>21.389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0.12900715935752757" table:style-name="ce52">
            <text:p>12,9%</text:p>
          </table:table-cell>
          <table:table-cell office:value-type="float" office:value="43480" table:style-name="ce51">
            <text:p>43.480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9.3695992276760898E-2" table:style-name="ce52">
            <text:p>9,4%</text:p>
          </table:table-cell>
          <table:table-cell office:value-type="float" office:value="3767" table:style-name="ce51">
            <text:p>3.767</text:p>
          </table:table-cell>
          <table:table-cell office:value-type="float" office:value="85839" table:style-name="ce51">
            <text:p>85.839</text:p>
          </table:table-cell>
          <table:table-cell office:value-type="percentage" office:value="4.3884481412877596E-2" table:style-name="ce52">
            <text:p>4,4%</text:p>
          </table:table-cell>
          <table:table-cell office:value-type="float" office:value="35" table:style-name="ce51">
            <text:p>35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5021459227467812E-3" table:style-name="ce52">
            <text:p>0,2%</text:p>
          </table:table-cell>
          <table:table-cell office:value-type="float" office:value="236608" table:style-name="ce53">
            <text:p>236.608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0.23989966327986301" table:style-name="ce54">
            <text:p>24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86795" table:style-name="ce51">
            <text:p>86.795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96186666075623917" table:style-name="ce52">
            <text:p>96,2%</text:p>
          </table:table-cell>
          <table:table-cell office:value-type="float" office:value="114892" table:style-name="ce51">
            <text:p>114.892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74348836155852227" table:style-name="ce52">
            <text:p>74,3%</text:p>
          </table:table-cell>
          <table:table-cell office:value-type="float" office:value="141197" table:style-name="ce51">
            <text:p>141.197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0.60060316812141634" table:style-name="ce52">
            <text:p>60,1%</text:p>
          </table:table-cell>
          <table:table-cell office:value-type="float" office:value="30748" table:style-name="ce51">
            <text:p>30.748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8.7723102204774736E-2" table:style-name="ce52">
            <text:p>8,8%</text:p>
          </table:table-cell>
          <table:table-cell office:value-type="float" office:value="68858" table:style-name="ce51">
            <text:p>68.858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8.272115577521201E-2" table:style-name="ce52">
            <text:p>8,3%</text:p>
          </table:table-cell>
          <table:table-cell office:value-type="float" office:value="6082" table:style-name="ce51">
            <text:p>6.082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3.7108219086144513E-2" table:style-name="ce52">
            <text:p>3,7%</text:p>
          </table:table-cell>
          <table:table-cell office:value-type="float" office:value="56" table:style-name="ce51">
            <text:p>56</text:p>
          </table:table-cell>
          <table:table-cell office:value-type="float" office:value="44352" table:style-name="ce51">
            <text:p>44.352</text:p>
          </table:table-cell>
          <table:table-cell office:value-type="percentage" office:value="1.2626262626262627E-3" table:style-name="ce52">
            <text:p>0,1%</text:p>
          </table:table-cell>
          <table:table-cell office:value-type="float" office:value="448628" table:style-name="ce53">
            <text:p>448.628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0.23977556782803938" table:style-name="ce54">
            <text:p>24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41014" table:style-name="ce51">
            <text:p>41.014</text:p>
          </table:table-cell>
          <table:table-cell office:value-type="float" office:value="41042" table:style-name="ce51">
            <text:p>41.042</text:p>
          </table:table-cell>
          <table:table-cell office:value-type="percentage" office:value="0.99931777203839967" table:style-name="ce52">
            <text:p>99,9%</text:p>
          </table:table-cell>
          <table:table-cell office:value-type="float" office:value="46357" table:style-name="ce51">
            <text:p>46.357</text:p>
          </table:table-cell>
          <table:table-cell office:value-type="float" office:value="53066" table:style-name="ce51">
            <text:p>53.066</text:p>
          </table:table-cell>
          <table:table-cell office:value-type="percentage" office:value="0.87357253231824517" table:style-name="ce52">
            <text:p>87,4%</text:p>
          </table:table-cell>
          <table:table-cell office:value-type="float" office:value="32473" table:style-name="ce51">
            <text:p>32.473</text:p>
          </table:table-cell>
          <table:table-cell office:value-type="float" office:value="77345" table:style-name="ce51">
            <text:p>77.345</text:p>
          </table:table-cell>
          <table:table-cell office:value-type="percentage" office:value="0.41984614390070463" table:style-name="ce52">
            <text:p>42,0%</text:p>
          </table:table-cell>
          <table:table-cell office:value-type="float" office:value="11842" table:style-name="ce51">
            <text:p>11.842</text:p>
          </table:table-cell>
          <table:table-cell office:value-type="float" office:value="89964" table:style-name="ce51">
            <text:p>89.964</text:p>
          </table:table-cell>
          <table:table-cell office:value-type="percentage" office:value="0.13163042994975768" table:style-name="ce52">
            <text:p>13,2%</text:p>
          </table:table-cell>
          <table:table-cell office:value-type="float" office:value="23225" table:style-name="ce51">
            <text:p>23.225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0.11956795939065387" table:style-name="ce52">
            <text:p>12,0%</text:p>
          </table:table-cell>
          <table:table-cell office:value-type="float" office:value="1616" table:style-name="ce51">
            <text:p>1.616</text:p>
          </table:table-cell>
          <table:table-cell office:value-type="float" office:value="34935" table:style-name="ce51">
            <text:p>34.935</text:p>
          </table:table-cell>
          <table:table-cell office:value-type="percentage" office:value="4.6257335050808646E-2" table:style-name="ce52">
            <text:p>4,6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156532" table:style-name="ce53">
            <text:p>156.532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31219983086815695" table:style-name="ce54">
            <text:p>31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226007" table:style-name="ce51">
            <text:p>226.007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1" table:style-name="ce52">
            <text:p>100,0%</text:p>
          </table:table-cell>
          <table:table-cell office:value-type="float" office:value="217397" table:style-name="ce51">
            <text:p>217.397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0.88585224725968792" table:style-name="ce52">
            <text:p>88,6%</text:p>
          </table:table-cell>
          <table:table-cell office:value-type="float" office:value="144964" table:style-name="ce51">
            <text:p>144.964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0.45503884485599938" table:style-name="ce52">
            <text:p>45,5%</text:p>
          </table:table-cell>
          <table:table-cell office:value-type="float" office:value="57686" table:style-name="ce51">
            <text:p>57.686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0.15133731225814914" table:style-name="ce52">
            <text:p>15,1%</text:p>
          </table:table-cell>
          <table:table-cell office:value-type="float" office:value="90107" table:style-name="ce51">
            <text:p>90.107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0.1219392381081264" table:style-name="ce52">
            <text:p>12,2%</text:p>
          </table:table-cell>
          <table:table-cell office:value-type="float" office:value="7954" table:style-name="ce51">
            <text:p>7.954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5.5074711609034634E-2" table:style-name="ce52">
            <text:p>5,5%</text:p>
          </table:table-cell>
          <table:table-cell office:value-type="float" office:value="102" table:style-name="ce51">
            <text:p>102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5071281093304492E-3" table:style-name="ce52">
            <text:p>0,3%</text:p>
          </table:table-cell>
          <table:table-cell office:value-type="float" office:value="744217" table:style-name="ce53">
            <text:p>744.217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35559587227700867" table:style-name="ce54">
            <text:p>35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35502" table:style-name="ce51">
            <text:p>135.502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1" table:style-name="ce52">
            <text:p>100,0%</text:p>
          </table:table-cell>
          <table:table-cell office:value-type="float" office:value="136737" table:style-name="ce51">
            <text:p>136.737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0.85943520153864528" table:style-name="ce52">
            <text:p>85,9%</text:p>
          </table:table-cell>
          <table:table-cell office:value-type="float" office:value="110776" table:style-name="ce51">
            <text:p>110.776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0.50711395140173221" table:style-name="ce52">
            <text:p>50,7%</text:p>
          </table:table-cell>
          <table:table-cell office:value-type="float" office:value="47443" table:style-name="ce51">
            <text:p>47.443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0.15429721801234561" table:style-name="ce52">
            <text:p>15,4%</text:p>
          </table:table-cell>
          <table:table-cell office:value-type="float" office:value="77022" table:style-name="ce51">
            <text:p>77.022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0.10880888304973406" table:style-name="ce52">
            <text:p>10,9%</text:p>
          </table:table-cell>
          <table:table-cell office:value-type="float" office:value="6345" table:style-name="ce51">
            <text:p>6.345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4.2436362177129178E-2" table:style-name="ce52">
            <text:p>4,2%</text:p>
          </table:table-cell>
          <table:table-cell office:value-type="float" office:value="102" table:style-name="ce51">
            <text:p>102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407704654895666E-3" table:style-name="ce52">
            <text:p>0,2%</text:p>
          </table:table-cell>
          <table:table-cell office:value-type="float" office:value="513927" table:style-name="ce53">
            <text:p>513.927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29880102141672732" table:style-name="ce54">
            <text:p>29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444256" table:style-name="ce51">
            <text:p>444.256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99342570148212417" table:style-name="ce52">
            <text:p>99,3%</text:p>
          </table:table-cell>
          <table:table-cell office:value-type="float" office:value="376262" table:style-name="ce51">
            <text:p>376.262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0.59226623348003749" table:style-name="ce52">
            <text:p>59,2%</text:p>
          </table:table-cell>
          <table:table-cell office:value-type="float" office:value="511682" table:style-name="ce51">
            <text:p>511.682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0.61090230949970392" table:style-name="ce52">
            <text:p>61,1%</text:p>
          </table:table-cell>
          <table:table-cell office:value-type="float" office:value="141648" table:style-name="ce51">
            <text:p>141.648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0.12974042389492388" table:style-name="ce52">
            <text:p>13,0%</text:p>
          </table:table-cell>
          <table:table-cell office:value-type="float" office:value="308108" table:style-name="ce51">
            <text:p>308.108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0.10989625577733977" table:style-name="ce52">
            <text:p>11,0%</text:p>
          </table:table-cell>
          <table:table-cell office:value-type="float" office:value="38370" table:style-name="ce51">
            <text:p>38.370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6.8971591685301162E-2" table:style-name="ce52">
            <text:p>6,9%</text:p>
          </table:table-cell>
          <table:table-cell office:value-type="float" office:value="386" table:style-name="ce51">
            <text:p>386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2.4145523695140868E-3" table:style-name="ce52">
            <text:p>0,2%</text:p>
          </table:table-cell>
          <table:table-cell office:value-type="float" office:value="1820712" table:style-name="ce53">
            <text:p>1.820.712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27875188811171681" table:style-name="ce54">
            <text:p>27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89053" table:style-name="ce51">
            <text:p>289.053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1" table:style-name="ce52">
            <text:p>100,0%</text:p>
          </table:table-cell>
          <table:table-cell office:value-type="float" office:value="336683" table:style-name="ce51">
            <text:p>336.683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0.76892491241532723" table:style-name="ce52">
            <text:p>76,9%</text:p>
          </table:table-cell>
          <table:table-cell office:value-type="float" office:value="252570" table:style-name="ce51">
            <text:p>252.570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0.43491961813447949" table:style-name="ce52">
            <text:p>43,5%</text:p>
          </table:table-cell>
          <table:table-cell office:value-type="float" office:value="96213" table:style-name="ce51">
            <text:p>96.213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0.12788601870977517" table:style-name="ce52">
            <text:p>12,8%</text:p>
          </table:table-cell>
          <table:table-cell office:value-type="float" office:value="205033" table:style-name="ce51">
            <text:p>205.033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0.11610239602438777" table:style-name="ce52">
            <text:p>11,6%</text:p>
          </table:table-cell>
          <table:table-cell office:value-type="float" office:value="17986" table:style-name="ce51">
            <text:p>17.986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5.0975812988544186E-2" table:style-name="ce52">
            <text:p>5,1%</text:p>
          </table:table-cell>
          <table:table-cell office:value-type="float" office:value="130" table:style-name="ce51">
            <text:p>130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2615357742433212E-3" table:style-name="ce52">
            <text:p>0,1%</text:p>
          </table:table-cell>
          <table:table-cell office:value-type="float" office:value="1197668" table:style-name="ce53">
            <text:p>1.197.668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0.28052996916359924" table:style-name="ce54">
            <text:p>28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77383" table:style-name="ce51">
            <text:p>77.383</text:p>
          </table:table-cell>
          <table:table-cell office:value-type="float" office:value="76005" table:style-name="ce51">
            <text:p>76.005</text:p>
          </table:table-cell>
          <table:table-cell office:value-type="percentage" office:value="1" table:style-name="ce52">
            <text:p>100,0%</text:p>
          </table:table-cell>
          <table:table-cell office:value-type="float" office:value="89497" table:style-name="ce51">
            <text:p>89.497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97410640428403505" table:style-name="ce52">
            <text:p>97,4%</text:p>
          </table:table-cell>
          <table:table-cell office:value-type="float" office:value="67972" table:style-name="ce51">
            <text:p>67.972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0.54248705076737669" table:style-name="ce52">
            <text:p>54,2%</text:p>
          </table:table-cell>
          <table:table-cell office:value-type="float" office:value="24514" table:style-name="ce51">
            <text:p>24.514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0.14486809757942512" table:style-name="ce52">
            <text:p>14,5%</text:p>
          </table:table-cell>
          <table:table-cell office:value-type="float" office:value="43383" table:style-name="ce51">
            <text:p>43.383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0.1233249378869628" table:style-name="ce52">
            <text:p>12,3%</text:p>
          </table:table-cell>
          <table:table-cell office:value-type="float" office:value="2332" table:style-name="ce51">
            <text:p>2.332</text:p>
          </table:table-cell>
          <table:table-cell office:value-type="float" office:value="76088" table:style-name="ce51">
            <text:p>76.088</text:p>
          </table:table-cell>
          <table:table-cell office:value-type="percentage" office:value="3.0648722531805277E-2" table:style-name="ce52">
            <text:p>3,1%</text:p>
          </table:table-cell>
          <table:table-cell office:value-type="float" office:value="62" table:style-name="ce51">
            <text:p>62</text:p>
          </table:table-cell>
          <table:table-cell office:value-type="float" office:value="20953" table:style-name="ce51">
            <text:p>20.953</text:p>
          </table:table-cell>
          <table:table-cell office:value-type="percentage" office:value="2.9590034839879729E-3" table:style-name="ce52">
            <text:p>0,3%</text:p>
          </table:table-cell>
          <table:table-cell office:value-type="float" office:value="305143" table:style-name="ce53">
            <text:p>305.143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33487559988718335" table:style-name="ce54">
            <text:p>33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234562" table:style-name="ce51">
            <text:p>234.562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1" table:style-name="ce52">
            <text:p>100,0%</text:p>
          </table:table-cell>
          <table:table-cell office:value-type="float" office:value="272196" table:style-name="ce51">
            <text:p>272.196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0.93937783422256882" table:style-name="ce52">
            <text:p>93,9%</text:p>
          </table:table-cell>
          <table:table-cell office:value-type="float" office:value="136107" table:style-name="ce51">
            <text:p>136.107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0.39232172762569645" table:style-name="ce52">
            <text:p>39,2%</text:p>
          </table:table-cell>
          <table:table-cell office:value-type="float" office:value="66827" table:style-name="ce51">
            <text:p>66.827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0.1646435355478961" table:style-name="ce52">
            <text:p>16,5%</text:p>
          </table:table-cell>
          <table:table-cell office:value-type="float" office:value="97697" table:style-name="ce51">
            <text:p>97.697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0.10989489361127734" table:style-name="ce52">
            <text:p>11,0%</text:p>
          </table:table-cell>
          <table:table-cell office:value-type="float" office:value="5207" table:style-name="ce51">
            <text:p>5.207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3.4089495564502928E-2" table:style-name="ce52">
            <text:p>3,4%</text:p>
          </table:table-cell>
          <table:table-cell office:value-type="float" office:value="40" table:style-name="ce51">
            <text:p>40</text:p>
          </table:table-cell>
          <table:table-cell office:value-type="float" office:value="44014" table:style-name="ce51">
            <text:p>44.014</text:p>
          </table:table-cell>
          <table:table-cell office:value-type="percentage" office:value="9.088017448993502E-4" table:style-name="ce52">
            <text:p>0,1%</text:p>
          </table:table-cell>
          <table:table-cell office:value-type="float" office:value="812636" table:style-name="ce53">
            <text:p>812.636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34395209094222023" table:style-name="ce54">
            <text:p>34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22915" table:style-name="ce51">
            <text:p>22.915</text:p>
          </table:table-cell>
          <table:table-cell office:value-type="float" office:value="22207" table:style-name="ce51">
            <text:p>22.207</text:p>
          </table:table-cell>
          <table:table-cell office:value-type="percentage" office:value="1" table:style-name="ce52">
            <text:p>100,0%</text:p>
          </table:table-cell>
          <table:table-cell office:value-type="float" office:value="26241" table:style-name="ce51">
            <text:p>26.241</text:p>
          </table:table-cell>
          <table:table-cell office:value-type="float" office:value="28125" table:style-name="ce51">
            <text:p>28.125</text:p>
          </table:table-cell>
          <table:table-cell office:value-type="percentage" office:value="0.93301333333333336" table:style-name="ce52">
            <text:p>93,3%</text:p>
          </table:table-cell>
          <table:table-cell office:value-type="float" office:value="19655" table:style-name="ce51">
            <text:p>19.655</text:p>
          </table:table-cell>
          <table:table-cell office:value-type="float" office:value="37718" table:style-name="ce51">
            <text:p>37.718</text:p>
          </table:table-cell>
          <table:table-cell office:value-type="percentage" office:value="0.52110398218357279" table:style-name="ce52">
            <text:p>52,1%</text:p>
          </table:table-cell>
          <table:table-cell office:value-type="float" office:value="6956" table:style-name="ce51">
            <text:p>6.956</text:p>
          </table:table-cell>
          <table:table-cell office:value-type="float" office:value="47664" table:style-name="ce51">
            <text:p>47.664</text:p>
          </table:table-cell>
          <table:table-cell office:value-type="percentage" office:value="0.14593823430681438" table:style-name="ce52">
            <text:p>14,6%</text:p>
          </table:table-cell>
          <table:table-cell office:value-type="float" office:value="13343" table:style-name="ce51">
            <text:p>13.343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0.12398483525060863" table:style-name="ce52">
            <text:p>12,4%</text:p>
          </table:table-cell>
          <table:table-cell office:value-type="float" office:value="1332" table:style-name="ce51">
            <text:p>1.332</text:p>
          </table:table-cell>
          <table:table-cell office:value-type="float" office:value="21170" table:style-name="ce51">
            <text:p>21.170</text:p>
          </table:table-cell>
          <table:table-cell office:value-type="percentage" office:value="6.291922531884743E-2" table:style-name="ce52">
            <text:p>6,3%</text:p>
          </table:table-cell>
          <table:table-cell office:value-type="float" office:value="9" table:style-name="ce51">
            <text:p>9</text:p>
          </table:table-cell>
          <table:table-cell office:value-type="float" office:value="6286" table:style-name="ce51">
            <text:p>6.286</text:p>
          </table:table-cell>
          <table:table-cell office:value-type="percentage" office:value="1.4317531021317213E-3" table:style-name="ce52">
            <text:p>0,1%</text:p>
          </table:table-cell>
          <table:table-cell office:value-type="float" office:value="90451" table:style-name="ce53">
            <text:p>90.451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33402883436489061" table:style-name="ce54">
            <text:p>33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362428" table:style-name="ce51">
            <text:p>362.428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99534771312911607" table:style-name="ce52">
            <text:p>99,5%</text:p>
          </table:table-cell>
          <table:table-cell office:value-type="float" office:value="411932" table:style-name="ce51">
            <text:p>411.932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0.78302010526896049" table:style-name="ce52">
            <text:p>78,3%</text:p>
          </table:table-cell>
          <table:table-cell office:value-type="float" office:value="375423" table:style-name="ce51">
            <text:p>375.423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0.53378461958445833" table:style-name="ce52">
            <text:p>53,4%</text:p>
          </table:table-cell>
          <table:table-cell office:value-type="float" office:value="116202" table:style-name="ce51">
            <text:p>116.202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0.11945315656215209" table:style-name="ce52">
            <text:p>11,9%</text:p>
          </table:table-cell>
          <table:table-cell office:value-type="float" office:value="280897" table:style-name="ce51">
            <text:p>280.897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0.11174478475671878" table:style-name="ce52">
            <text:p>11,2%</text:p>
          </table:table-cell>
          <table:table-cell office:value-type="float" office:value="23821" table:style-name="ce51">
            <text:p>23.821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4.9656463407516116E-2" table:style-name="ce52">
            <text:p>5,0%</text:p>
          </table:table-cell>
          <table:table-cell office:value-type="float" office:value="251" table:style-name="ce51">
            <text:p>251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1.8474764649163483E-3" table:style-name="ce52">
            <text:p>0,2%</text:p>
          </table:table-cell>
          <table:table-cell office:value-type="float" office:value="1570954" table:style-name="ce53">
            <text:p>1.570.954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0.27581776392152357" table:style-name="ce54">
            <text:p>27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71681" table:style-name="ce51">
            <text:p>71.681</text:p>
          </table:table-cell>
          <table:table-cell office:value-type="float" office:value="69771" table:style-name="ce51">
            <text:p>69.771</text:p>
          </table:table-cell>
          <table:table-cell office:value-type="percentage" office:value="1" table:style-name="ce52">
            <text:p>100,0%</text:p>
          </table:table-cell>
          <table:table-cell office:value-type="float" office:value="82990" table:style-name="ce51">
            <text:p>82.990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0.80651901379022151" table:style-name="ce52">
            <text:p>80,7%</text:p>
          </table:table-cell>
          <table:table-cell office:value-type="float" office:value="73620" table:style-name="ce51">
            <text:p>73.620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0.50112654772682408" table:style-name="ce52">
            <text:p>50,1%</text:p>
          </table:table-cell>
          <table:table-cell office:value-type="float" office:value="25653" table:style-name="ce51">
            <text:p>25.653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0.12029204336572007" table:style-name="ce52">
            <text:p>12,0%</text:p>
          </table:table-cell>
          <table:table-cell office:value-type="float" office:value="58936" table:style-name="ce51">
            <text:p>58.936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0.10691046955638395" table:style-name="ce52">
            <text:p>10,7%</text:p>
          </table:table-cell>
          <table:table-cell office:value-type="float" office:value="7108" table:style-name="ce51">
            <text:p>7.108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5.9898708149696209E-2" table:style-name="ce52">
            <text:p>6,0%</text:p>
          </table:table-cell>
          <table:table-cell office:value-type="float" office:value="118" table:style-name="ce51">
            <text:p>118</text:p>
          </table:table-cell>
          <table:table-cell office:value-type="float" office:value="34712" table:style-name="ce51">
            <text:p>34.712</text:p>
          </table:table-cell>
          <table:table-cell office:value-type="percentage" office:value="3.3994007835906892E-3" table:style-name="ce52">
            <text:p>0,3%</text:p>
          </table:table-cell>
          <table:table-cell office:value-type="float" office:value="320106" table:style-name="ce53">
            <text:p>320.106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0.25867590480323305" table:style-name="ce54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41598" table:style-name="ce51">
            <text:p>41.598</text:p>
          </table:table-cell>
          <table:table-cell office:value-type="float" office:value="41166" table:style-name="ce51">
            <text:p>41.166</text:p>
          </table:table-cell>
          <table:table-cell office:value-type="percentage" office:value="1" table:style-name="ce52">
            <text:p>100,0%</text:p>
          </table:table-cell>
          <table:table-cell office:value-type="float" office:value="49373" table:style-name="ce51">
            <text:p>49.373</text:p>
          </table:table-cell>
          <table:table-cell office:value-type="float" office:value="55792" table:style-name="ce51">
            <text:p>55.792</text:p>
          </table:table-cell>
          <table:table-cell office:value-type="percentage" office:value="0.88494766274734726" table:style-name="ce52">
            <text:p>88,5%</text:p>
          </table:table-cell>
          <table:table-cell office:value-type="float" office:value="36057" table:style-name="ce51">
            <text:p>36.057</text:p>
          </table:table-cell>
          <table:table-cell office:value-type="float" office:value="73844" table:style-name="ce51">
            <text:p>73.844</text:p>
          </table:table-cell>
          <table:table-cell office:value-type="percentage" office:value="0.4882861166784031" table:style-name="ce52">
            <text:p>48,8%</text:p>
          </table:table-cell>
          <table:table-cell office:value-type="float" office:value="14121" table:style-name="ce51">
            <text:p>14.121</text:p>
          </table:table-cell>
          <table:table-cell office:value-type="float" office:value="96694" table:style-name="ce51">
            <text:p>96.694</text:p>
          </table:table-cell>
          <table:table-cell office:value-type="percentage" office:value="0.1460380168366186" table:style-name="ce52">
            <text:p>14,6%</text:p>
          </table:table-cell>
          <table:table-cell office:value-type="float" office:value="26652" table:style-name="ce51">
            <text:p>26.652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0.11950069049626055" table:style-name="ce52">
            <text:p>12,0%</text:p>
          </table:table-cell>
          <table:table-cell office:value-type="float" office:value="3324" table:style-name="ce51">
            <text:p>3.324</text:p>
          </table:table-cell>
          <table:table-cell office:value-type="float" office:value="48505" table:style-name="ce51">
            <text:p>48.505</text:p>
          </table:table-cell>
          <table:table-cell office:value-type="percentage" office:value="6.8529017627048758E-2" table:style-name="ce52">
            <text:p>6,9%</text:p>
          </table:table-cell>
          <table:table-cell office:value-type="float" office:value="6" table:style-name="ce51">
            <text:p>6</text:p>
          </table:table-cell>
          <table:table-cell office:value-type="float" office:value="13906" table:style-name="ce51">
            <text:p>13.906</text:p>
          </table:table-cell>
          <table:table-cell office:value-type="percentage" office:value="4.3146843089313965E-4" table:style-name="ce52">
            <text:p>0,0%</text:p>
          </table:table-cell>
          <table:table-cell office:value-type="float" office:value="171131" table:style-name="ce53">
            <text:p>171.131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30949569117527376" table:style-name="ce54">
            <text:p>30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58649" table:style-name="ce51">
            <text:p>158.649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1" table:style-name="ce52">
            <text:p>100,0%</text:p>
          </table:table-cell>
          <table:table-cell office:value-type="float" office:value="139643" table:style-name="ce51">
            <text:p>139.643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0.65535172070714898" table:style-name="ce52">
            <text:p>65,5%</text:p>
          </table:table-cell>
          <table:table-cell office:value-type="float" office:value="115604" table:style-name="ce51">
            <text:p>115.604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0.4126960327575066" table:style-name="ce52">
            <text:p>41,3%</text:p>
          </table:table-cell>
          <table:table-cell office:value-type="float" office:value="51943" table:style-name="ce51">
            <text:p>51.943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0.15278386479085349" table:style-name="ce52">
            <text:p>15,3%</text:p>
          </table:table-cell>
          <table:table-cell office:value-type="float" office:value="95164" table:style-name="ce51">
            <text:p>95.164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0.13128803378358803" table:style-name="ce52">
            <text:p>13,1%</text:p>
          </table:table-cell>
          <table:table-cell office:value-type="float" office:value="12179" table:style-name="ce51">
            <text:p>12.179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8.6792614182992098E-2" table:style-name="ce52">
            <text:p>8,7%</text:p>
          </table:table-cell>
          <table:table-cell office:value-type="float" office:value="14" table:style-name="ce51">
            <text:p>14</text:p>
          </table:table-cell>
          <table:table-cell office:value-type="float" office:value="41824" table:style-name="ce51">
            <text:p>41.824</text:p>
          </table:table-cell>
          <table:table-cell office:value-type="percentage" office:value="3.3473603672532518E-4" table:style-name="ce52">
            <text:p>0,0%</text:p>
          </table:table-cell>
          <table:table-cell office:value-type="float" office:value="573196" table:style-name="ce53">
            <text:p>573.196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0.30198043014072323" table:style-name="ce54">
            <text:p>30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260" table:style-name="ce51">
            <text:p>2.260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675623800383877" table:style-name="ce52">
            <text:p>86,8%</text:p>
          </table:table-cell>
          <table:table-cell office:value-type="float" office:value="3431" table:style-name="ce51">
            <text:p>3.431</text:p>
          </table:table-cell>
          <table:table-cell office:value-type="float" office:value="4318" table:style-name="ce51">
            <text:p>4.318</text:p>
          </table:table-cell>
          <table:table-cell office:value-type="percentage" office:value="0.79458082445576661" table:style-name="ce52">
            <text:p>79,5%</text:p>
          </table:table-cell>
          <table:table-cell office:value-type="float" office:value="3744" table:style-name="ce51">
            <text:p>3.744</text:p>
          </table:table-cell>
          <table:table-cell office:value-type="float" office:value="7857" table:style-name="ce51">
            <text:p>7.857</text:p>
          </table:table-cell>
          <table:table-cell office:value-type="percentage" office:value="0.4765177548682703" table:style-name="ce52">
            <text:p>47,7%</text:p>
          </table:table-cell>
          <table:table-cell office:value-type="float" office:value="1873" table:style-name="ce51">
            <text:p>1.873</text:p>
          </table:table-cell>
          <table:table-cell office:value-type="float" office:value="11556" table:style-name="ce51">
            <text:p>11.556</text:p>
          </table:table-cell>
          <table:table-cell office:value-type="percentage" office:value="0.1620803046036691" table:style-name="ce52">
            <text:p>16,2%</text:p>
          </table:table-cell>
          <table:table-cell office:value-type="float" office:value="3620" table:style-name="ce51">
            <text:p>3.620</text:p>
          </table:table-cell>
          <table:table-cell office:value-type="float" office:value="30066" table:style-name="ce51">
            <text:p>30.066</text:p>
          </table:table-cell>
          <table:table-cell office:value-type="percentage" office:value="0.12040178274462848" table:style-name="ce52">
            <text:p>12,0%</text:p>
          </table:table-cell>
          <table:table-cell office:value-type="float" office:value="315" table:style-name="ce51">
            <text:p>315</text:p>
          </table:table-cell>
          <table:table-cell office:value-type="float" office:value="7581" table:style-name="ce51">
            <text:p>7.581</text:p>
          </table:table-cell>
          <table:table-cell office:value-type="percentage" office:value="4.1551246537396121E-2" table:style-name="ce52">
            <text:p>4,2%</text:p>
          </table:table-cell>
          <table:table-cell office:value-type="float" office:value="6" table:style-name="ce51">
            <text:p>6</text:p>
          </table:table-cell>
          <table:table-cell office:value-type="float" office:value="2175" table:style-name="ce51">
            <text:p>2.175</text:p>
          </table:table-cell>
          <table:table-cell office:value-type="percentage" office:value="2.7586206896551722E-3" table:style-name="ce52">
            <text:p>0,3%</text:p>
          </table:table-cell>
          <table:table-cell office:value-type="float" office:value="15249" table:style-name="ce53">
            <text:p>15.249</text:p>
          </table:table-cell>
          <table:table-cell office:value-type="float" office:value="66158" table:style-name="ce53">
            <text:p>66.158</text:p>
          </table:table-cell>
          <table:table-cell office:value-type="percentage" office:value="0.23049366667674356" table:style-name="ce54">
            <text:p>23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820" table:style-name="ce51">
            <text:p>1.820</text:p>
          </table:table-cell>
          <table:table-cell office:value-type="float" office:value="2349" table:style-name="ce51">
            <text:p>2.349</text:p>
          </table:table-cell>
          <table:table-cell office:value-type="percentage" office:value="0.77479778629203921" table:style-name="ce52">
            <text:p>77,5%</text:p>
          </table:table-cell>
          <table:table-cell office:value-type="float" office:value="2858" table:style-name="ce51">
            <text:p>2.858</text:p>
          </table:table-cell>
          <table:table-cell office:value-type="float" office:value="3748" table:style-name="ce51">
            <text:p>3.748</text:p>
          </table:table-cell>
          <table:table-cell office:value-type="percentage" office:value="0.76254002134471721" table:style-name="ce52">
            <text:p>76,3%</text:p>
          </table:table-cell>
          <table:table-cell office:value-type="float" office:value="4797" table:style-name="ce51">
            <text:p>4.797</text:p>
          </table:table-cell>
          <table:table-cell office:value-type="float" office:value="7827" table:style-name="ce51">
            <text:p>7.827</text:p>
          </table:table-cell>
          <table:table-cell office:value-type="percentage" office:value="0.612878497508624" table:style-name="ce52">
            <text:p>61,3%</text:p>
          </table:table-cell>
          <table:table-cell office:value-type="float" office:value="1638" table:style-name="ce51">
            <text:p>1.638</text:p>
          </table:table-cell>
          <table:table-cell office:value-type="float" office:value="11299" table:style-name="ce51">
            <text:p>11.299</text:p>
          </table:table-cell>
          <table:table-cell office:value-type="percentage" office:value="0.14496858129037968" table:style-name="ce52">
            <text:p>14,5%</text:p>
          </table:table-cell>
          <table:table-cell office:value-type="float" office:value="3369" table:style-name="ce51">
            <text:p>3.369</text:p>
          </table:table-cell>
          <table:table-cell office:value-type="float" office:value="30095" table:style-name="ce51">
            <text:p>30.095</text:p>
          </table:table-cell>
          <table:table-cell office:value-type="percentage" office:value="0.1119455058979897" table:style-name="ce52">
            <text:p>11,2%</text:p>
          </table:table-cell>
          <table:table-cell office:value-type="float" office:value="212" table:style-name="ce51">
            <text:p>212</text:p>
          </table:table-cell>
          <table:table-cell office:value-type="float" office:value="8536" table:style-name="ce51">
            <text:p>8.536</text:p>
          </table:table-cell>
          <table:table-cell office:value-type="percentage" office:value="2.4835988753514528E-2" table:style-name="ce52">
            <text:p>2,5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14700" table:style-name="ce53">
            <text:p>14.700</text:p>
          </table:table-cell>
          <table:table-cell office:value-type="float" office:value="66178" table:style-name="ce53">
            <text:p>66.178</text:p>
          </table:table-cell>
          <table:table-cell office:value-type="percentage" office:value="0.22212819970382908" table:style-name="ce54">
            <text:p>22,2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26" table:style-name="ce56">
            <text:p>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0" table:style-name="ce56">
            <text:p>1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3119" table:style-name="ce56">
            <text:p>3.119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7907" table:style-name="ce56">
            <text:p>7.907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7675" table:style-name="ce56">
            <text:p>47.675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295" table:style-name="ce56">
            <text:p>6.295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5032" table:style-name="ce58">
            <text:p>65.032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855458" table:style-name="ce62">
            <text:p>2.855.458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1" table:style-name="ce63">
            <text:p>100,0%</text:p>
          </table:table-cell>
          <table:table-cell office:value-type="float" office:value="3122780" table:style-name="ce62">
            <text:p>3.122.780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0.78857184703709171" table:style-name="ce63">
            <text:p>78,9%</text:p>
          </table:table-cell>
          <table:table-cell office:value-type="float" office:value="2751720" table:style-name="ce62">
            <text:p>2.751.720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0.51559438229742405" table:style-name="ce63">
            <text:p>51,6%</text:p>
          </table:table-cell>
          <table:table-cell office:value-type="float" office:value="931121" table:style-name="ce62">
            <text:p>931.121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0.13238738652917989" table:style-name="ce63">
            <text:p>13,2%</text:p>
          </table:table-cell>
          <table:table-cell office:value-type="float" office:value="1916642" table:style-name="ce62">
            <text:p>1.916.642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0.11472698646297914" table:style-name="ce63">
            <text:p>11,5%</text:p>
          </table:table-cell>
          <table:table-cell office:value-type="float" office:value="183887" table:style-name="ce62">
            <text:p>183.887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5.5549966936521443E-2" table:style-name="ce63">
            <text:p>5,6%</text:p>
          </table:table-cell>
          <table:table-cell office:value-type="float" office:value="1752" table:style-name="ce62">
            <text:p>1.752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8460585280633561E-3" table:style-name="ce63">
            <text:p>0,2%</text:p>
          </table:table-cell>
          <table:table-cell office:value-type="float" office:value="11763360" table:style-name="ce62">
            <text:p>11.763.360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29313262341407842" table:style-name="ce63">
            <text:p>29,3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403494" table:style-name="ce46">
            <text:p>403.494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0.97576393658286498" table:style-name="ce47">
            <text:p>97,6%</text:p>
          </table:table-cell>
          <table:table-cell office:value-type="float" office:value="165082" table:style-name="ce46">
            <text:p>165.082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25382352805509384" table:style-name="ce47">
            <text:p>25,4%</text:p>
          </table:table-cell>
          <table:table-cell office:value-type="float" office:value="50047" table:style-name="ce46">
            <text:p>50.047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5.4627696210324324E-2" table:style-name="ce47">
            <text:p>5,5%</text:p>
          </table:table-cell>
          <table:table-cell office:value-type="float" office:value="74814" table:style-name="ce46">
            <text:p>74.814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5.9140520196897917E-2" table:style-name="ce47">
            <text:p>5,9%</text:p>
          </table:table-cell>
          <table:table-cell office:value-type="float" office:value="139461" table:style-name="ce46">
            <text:p>139.461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4.6342088289917427E-2" table:style-name="ce47">
            <text:p>4,6%</text:p>
          </table:table-cell>
          <table:table-cell office:value-type="float" office:value="13400" table:style-name="ce46">
            <text:p>13.400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2.1411018045972972E-2" table:style-name="ce47">
            <text:p>2,1%</text:p>
          </table:table-cell>
          <table:table-cell office:value-type="float" office:value="191" table:style-name="ce46">
            <text:p>191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1.0499062779997911E-3" table:style-name="ce47">
            <text:p>0,1%</text:p>
          </table:table-cell>
          <table:table-cell office:value-type="float" office:value="846489" table:style-name="ce48">
            <text:p>846.489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1198617203984077" table:style-name="ce49">
            <text:p>12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92050" table:style-name="ce51">
            <text:p>92.050</text:p>
          </table:table-cell>
          <table:table-cell office:value-type="float" office:value="98807" table:style-name="ce51">
            <text:p>98.807</text:p>
          </table:table-cell>
          <table:table-cell office:value-type="percentage" office:value="0.93161415689171823" table:style-name="ce52">
            <text:p>93,2%</text:p>
          </table:table-cell>
          <table:table-cell office:value-type="float" office:value="7698" table:style-name="ce51">
            <text:p>7.698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6.4713547139674671E-2" table:style-name="ce52">
            <text:p>6,5%</text:p>
          </table:table-cell>
          <table:table-cell office:value-type="float" office:value="12920" table:style-name="ce51">
            <text:p>12.920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8.2626129554189826E-2" table:style-name="ce52">
            <text:p>8,3%</text:p>
          </table:table-cell>
          <table:table-cell office:value-type="float" office:value="14396" table:style-name="ce51">
            <text:p>14.396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7.2609524578092055E-2" table:style-name="ce52">
            <text:p>7,3%</text:p>
          </table:table-cell>
          <table:table-cell office:value-type="float" office:value="22185" table:style-name="ce51">
            <text:p>22.185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4.9732897241096391E-2" table:style-name="ce52">
            <text:p>5,0%</text:p>
          </table:table-cell>
          <table:table-cell office:value-type="float" office:value="1496" table:style-name="ce51">
            <text:p>1.496</text:p>
          </table:table-cell>
          <table:table-cell office:value-type="float" office:value="89180" table:style-name="ce51">
            <text:p>89.180</text:p>
          </table:table-cell>
          <table:table-cell office:value-type="percentage" office:value="1.6775061673020855E-2" table:style-name="ce52">
            <text:p>1,7%</text:p>
          </table:table-cell>
          <table:table-cell office:value-type="float" office:value="28" table:style-name="ce51">
            <text:p>28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1152712499004221E-3" table:style-name="ce52">
            <text:p>0,1%</text:p>
          </table:table-cell>
          <table:table-cell office:value-type="float" office:value="150773" table:style-name="ce53">
            <text:p>150.773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13310186411291319" table:style-name="ce54">
            <text:p>13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81372" table:style-name="ce51">
            <text:p>81.372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92651378862751355" table:style-name="ce52">
            <text:p>92,7%</text:p>
          </table:table-cell>
          <table:table-cell office:value-type="float" office:value="19535" table:style-name="ce51">
            <text:p>19.535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0.17881170537030086" table:style-name="ce52">
            <text:p>17,9%</text:p>
          </table:table-cell>
          <table:table-cell office:value-type="float" office:value="11394" table:style-name="ce51">
            <text:p>11.394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7.6136636997834975E-2" table:style-name="ce52">
            <text:p>7,6%</text:p>
          </table:table-cell>
          <table:table-cell office:value-type="float" office:value="14729" table:style-name="ce51">
            <text:p>14.729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9.055919333517784E-2" table:style-name="ce52">
            <text:p>9,1%</text:p>
          </table:table-cell>
          <table:table-cell office:value-type="float" office:value="22492" table:style-name="ce51">
            <text:p>22.492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6.9830329561154314E-2" table:style-name="ce52">
            <text:p>7,0%</text:p>
          </table:table-cell>
          <table:table-cell office:value-type="float" office:value="2540" table:style-name="ce51">
            <text:p>2.540</text:p>
          </table:table-cell>
          <table:table-cell office:value-type="float" office:value="54179" table:style-name="ce51">
            <text:p>54.179</text:p>
          </table:table-cell>
          <table:table-cell office:value-type="percentage" office:value="4.6881633105077612E-2" table:style-name="ce52">
            <text:p>4,7%</text:p>
          </table:table-cell>
          <table:table-cell office:value-type="float" office:value="29" table:style-name="ce51">
            <text:p>29</text:p>
          </table:table-cell>
          <table:table-cell office:value-type="float" office:value="15563" table:style-name="ce51">
            <text:p>15.563</text:p>
          </table:table-cell>
          <table:table-cell office:value-type="percentage" office:value="1.8633939471824198E-3" table:style-name="ce52">
            <text:p>0,2%</text:p>
          </table:table-cell>
          <table:table-cell office:value-type="float" office:value="152091" table:style-name="ce53">
            <text:p>152.091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16876329464086576" table:style-name="ce54">
            <text:p>16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43085" table:style-name="ce51">
            <text:p>43.085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86966614185943236" table:style-name="ce52">
            <text:p>87,0%</text:p>
          </table:table-cell>
          <table:table-cell office:value-type="float" office:value="10710" table:style-name="ce51">
            <text:p>10.710</text:p>
          </table:table-cell>
          <table:table-cell office:value-type="float" office:value="80516" table:style-name="ce51">
            <text:p>80.516</text:p>
          </table:table-cell>
          <table:table-cell office:value-type="percentage" office:value="0.13301704009141041" table:style-name="ce52">
            <text:p>13,3%</text:p>
          </table:table-cell>
          <table:table-cell office:value-type="float" office:value="5204" table:style-name="ce51">
            <text:p>5.204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4.4390988731649476E-2" table:style-name="ce52">
            <text:p>4,4%</text:p>
          </table:table-cell>
          <table:table-cell office:value-type="float" office:value="7871" table:style-name="ce51">
            <text:p>7.871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4.7473717859792396E-2" table:style-name="ce52">
            <text:p>4,7%</text:p>
          </table:table-cell>
          <table:table-cell office:value-type="float" office:value="18218" table:style-name="ce51">
            <text:p>18.218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3.9258362173367756E-2" table:style-name="ce52">
            <text:p>3,9%</text:p>
          </table:table-cell>
          <table:table-cell office:value-type="float" office:value="1323" table:style-name="ce51">
            <text:p>1.323</text:p>
          </table:table-cell>
          <table:table-cell office:value-type="float" office:value="85839" table:style-name="ce51">
            <text:p>85.839</text:p>
          </table:table-cell>
          <table:table-cell office:value-type="percentage" office:value="1.5412574703805961E-2" table:style-name="ce52">
            <text:p>1,5%</text:p>
          </table:table-cell>
          <table:table-cell office:value-type="float" office:value="31" table:style-name="ce51">
            <text:p>31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3304721030042918E-3" table:style-name="ce52">
            <text:p>0,1%</text:p>
          </table:table-cell>
          <table:table-cell office:value-type="float" office:value="86442" table:style-name="ce53">
            <text:p>86.442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8.7644571160898688E-2" table:style-name="ce54">
            <text:p>8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68409" table:style-name="ce51">
            <text:p>68.409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75811206170486278" table:style-name="ce52">
            <text:p>75,8%</text:p>
          </table:table-cell>
          <table:table-cell office:value-type="float" office:value="30521" table:style-name="ce51">
            <text:p>30.521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19750729627065119" table:style-name="ce52">
            <text:p>19,8%</text:p>
          </table:table-cell>
          <table:table-cell office:value-type="float" office:value="10525" table:style-name="ce51">
            <text:p>10.525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4.4769707178466303E-2" table:style-name="ce52">
            <text:p>4,5%</text:p>
          </table:table-cell>
          <table:table-cell office:value-type="float" office:value="17916" table:style-name="ce51">
            <text:p>17.916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5.1113799242251338E-2" table:style-name="ce52">
            <text:p>5,1%</text:p>
          </table:table-cell>
          <table:table-cell office:value-type="float" office:value="35975" table:style-name="ce51">
            <text:p>35.975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4.3217833498115713E-2" table:style-name="ce52">
            <text:p>4,3%</text:p>
          </table:table-cell>
          <table:table-cell office:value-type="float" office:value="2529" table:style-name="ce51">
            <text:p>2.529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1.5430234473669761E-2" table:style-name="ce52">
            <text:p>1,5%</text:p>
          </table:table-cell>
          <table:table-cell office:value-type="float" office:value="33" table:style-name="ce51">
            <text:p>33</text:p>
          </table:table-cell>
          <table:table-cell office:value-type="float" office:value="44352" table:style-name="ce51">
            <text:p>44.352</text:p>
          </table:table-cell>
          <table:table-cell office:value-type="percentage" office:value="7.4404761904761901E-4" table:style-name="ce52">
            <text:p>0,1%</text:p>
          </table:table-cell>
          <table:table-cell office:value-type="float" office:value="165908" table:style-name="ce53">
            <text:p>165.908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8.86718727034745E-2" table:style-name="ce54">
            <text:p>8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37353" table:style-name="ce51">
            <text:p>37.353</text:p>
          </table:table-cell>
          <table:table-cell office:value-type="float" office:value="41042" table:style-name="ce51">
            <text:p>41.042</text:p>
          </table:table-cell>
          <table:table-cell office:value-type="percentage" office:value="0.91011646605915886" table:style-name="ce52">
            <text:p>91,0%</text:p>
          </table:table-cell>
          <table:table-cell office:value-type="float" office:value="8794" table:style-name="ce51">
            <text:p>8.794</text:p>
          </table:table-cell>
          <table:table-cell office:value-type="float" office:value="53066" table:style-name="ce51">
            <text:p>53.066</text:p>
          </table:table-cell>
          <table:table-cell office:value-type="percentage" office:value="0.16571816228847097" table:style-name="ce52">
            <text:p>16,6%</text:p>
          </table:table-cell>
          <table:table-cell office:value-type="float" office:value="3958" table:style-name="ce51">
            <text:p>3.958</text:p>
          </table:table-cell>
          <table:table-cell office:value-type="float" office:value="77345" table:style-name="ce51">
            <text:p>77.345</text:p>
          </table:table-cell>
          <table:table-cell office:value-type="percentage" office:value="5.1173314370676841E-2" table:style-name="ce52">
            <text:p>5,1%</text:p>
          </table:table-cell>
          <table:table-cell office:value-type="float" office:value="5899" table:style-name="ce51">
            <text:p>5.899</text:p>
          </table:table-cell>
          <table:table-cell office:value-type="float" office:value="89964" table:style-name="ce51">
            <text:p>89.964</text:p>
          </table:table-cell>
          <table:table-cell office:value-type="percentage" office:value="6.5570672713529857E-2" table:style-name="ce52">
            <text:p>6,6%</text:p>
          </table:table-cell>
          <table:table-cell office:value-type="float" office:value="11318" table:style-name="ce51">
            <text:p>11.318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5.826782193254771E-2" table:style-name="ce52">
            <text:p>5,8%</text:p>
          </table:table-cell>
          <table:table-cell office:value-type="float" office:value="661" table:style-name="ce51">
            <text:p>661</text:p>
          </table:table-cell>
          <table:table-cell office:value-type="float" office:value="34935" table:style-name="ce51">
            <text:p>34.935</text:p>
          </table:table-cell>
          <table:table-cell office:value-type="percentage" office:value="1.8920853012737941E-2" table:style-name="ce52">
            <text:p>1,9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67988" table:style-name="ce53">
            <text:p>67.988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13560065738037114" table:style-name="ce54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195606" table:style-name="ce51">
            <text:p>195.606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0.87458027247079229" table:style-name="ce52">
            <text:p>87,5%</text:p>
          </table:table-cell>
          <table:table-cell office:value-type="float" office:value="32415" table:style-name="ce51">
            <text:p>32.415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0.13208508210749359" table:style-name="ce52">
            <text:p>13,2%</text:p>
          </table:table-cell>
          <table:table-cell office:value-type="float" office:value="22587" table:style-name="ce51">
            <text:p>22.587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7.0900102016793531E-2" table:style-name="ce52">
            <text:p>7,1%</text:p>
          </table:table-cell>
          <table:table-cell office:value-type="float" office:value="31065" table:style-name="ce51">
            <text:p>31.065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8.1497999606479965E-2" table:style-name="ce52">
            <text:p>8,1%</text:p>
          </table:table-cell>
          <table:table-cell office:value-type="float" office:value="43563" table:style-name="ce51">
            <text:p>43.563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5.8952567832735642E-2" table:style-name="ce52">
            <text:p>5,9%</text:p>
          </table:table-cell>
          <table:table-cell office:value-type="float" office:value="2781" table:style-name="ce51">
            <text:p>2.781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1.925606901995541E-2" table:style-name="ce52">
            <text:p>1,9%</text:p>
          </table:table-cell>
          <table:table-cell office:value-type="float" office:value="91" table:style-name="ce51">
            <text:p>91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2367515485203029E-3" table:style-name="ce52">
            <text:p>0,2%</text:p>
          </table:table-cell>
          <table:table-cell office:value-type="float" office:value="328108" table:style-name="ce53">
            <text:p>328.108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15677396573991828" table:style-name="ce54">
            <text:p>15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21671" table:style-name="ce51">
            <text:p>121.671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0.89997337159933133" table:style-name="ce52">
            <text:p>90,0%</text:p>
          </table:table-cell>
          <table:table-cell office:value-type="float" office:value="16610" table:style-name="ce51">
            <text:p>16.610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0.10439909240042489" table:style-name="ce52">
            <text:p>10,4%</text:p>
          </table:table-cell>
          <table:table-cell office:value-type="float" office:value="14569" table:style-name="ce51">
            <text:p>14.569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6.6694438849316071E-2" table:style-name="ce52">
            <text:p>6,7%</text:p>
          </table:table-cell>
          <table:table-cell office:value-type="float" office:value="23380" table:style-name="ce51">
            <text:p>23.380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7.6037960439446078E-2" table:style-name="ce52">
            <text:p>7,6%</text:p>
          </table:table-cell>
          <table:table-cell office:value-type="float" office:value="36155" table:style-name="ce51">
            <text:p>36.155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5.1076123272092842E-2" table:style-name="ce52">
            <text:p>5,1%</text:p>
          </table:table-cell>
          <table:table-cell office:value-type="float" office:value="3721" table:style-name="ce51">
            <text:p>3.721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2.4886635722789228E-2" table:style-name="ce52">
            <text:p>2,5%</text:p>
          </table:table-cell>
          <table:table-cell office:value-type="float" office:value="87" table:style-name="ce51">
            <text:p>87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0536304409404212E-3" table:style-name="ce52">
            <text:p>0,2%</text:p>
          </table:table-cell>
          <table:table-cell office:value-type="float" office:value="216193" table:style-name="ce53">
            <text:p>216.193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12569623550260353" table:style-name="ce54">
            <text:p>12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397632" table:style-name="ce51">
            <text:p>397.632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88916716607483071" table:style-name="ce52">
            <text:p>88,9%</text:p>
          </table:table-cell>
          <table:table-cell office:value-type="float" office:value="97982" table:style-name="ce51">
            <text:p>97.982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0.15423144003072603" table:style-name="ce52">
            <text:p>15,4%</text:p>
          </table:table-cell>
          <table:table-cell office:value-type="float" office:value="58754" table:style-name="ce51">
            <text:p>58.754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7.0146994211923816E-2" table:style-name="ce52">
            <text:p>7,0%</text:p>
          </table:table-cell>
          <table:table-cell office:value-type="float" office:value="74218" table:style-name="ce51">
            <text:p>74.218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6.7978896847350201E-2" table:style-name="ce52">
            <text:p>6,8%</text:p>
          </table:table-cell>
          <table:table-cell office:value-type="float" office:value="136352" table:style-name="ce51">
            <text:p>136.352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4.8634161617847747E-2" table:style-name="ce52">
            <text:p>4,9%</text:p>
          </table:table-cell>
          <table:table-cell office:value-type="float" office:value="18132" table:style-name="ce51">
            <text:p>18.132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3.2592986719777971E-2" table:style-name="ce52">
            <text:p>3,3%</text:p>
          </table:table-cell>
          <table:table-cell office:value-type="float" office:value="280" table:style-name="ce51">
            <text:p>280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1.751488765450633E-3" table:style-name="ce52">
            <text:p>0,2%</text:p>
          </table:table-cell>
          <table:table-cell office:value-type="float" office:value="783350" table:style-name="ce53">
            <text:p>783.350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11993126400678052" table:style-name="ce54">
            <text:p>12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71266" table:style-name="ce51">
            <text:p>271.266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0.98096054330255922" table:style-name="ce52">
            <text:p>98,1%</text:p>
          </table:table-cell>
          <table:table-cell office:value-type="float" office:value="70967" table:style-name="ce51">
            <text:p>70.967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0.16207617925282394" table:style-name="ce52">
            <text:p>16,2%</text:p>
          </table:table-cell>
          <table:table-cell office:value-type="float" office:value="25153" table:style-name="ce51">
            <text:p>25.153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4.3312876251876957E-2" table:style-name="ce52">
            <text:p>4,3%</text:p>
          </table:table-cell>
          <table:table-cell office:value-type="float" office:value="35088" table:style-name="ce51">
            <text:p>35.088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4.66388598680905E-2" table:style-name="ce52">
            <text:p>4,7%</text:p>
          </table:table-cell>
          <table:table-cell office:value-type="float" office:value="70117" table:style-name="ce51">
            <text:p>70.117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3.9704592441421611E-2" table:style-name="ce52">
            <text:p>4,0%</text:p>
          </table:table-cell>
          <table:table-cell office:value-type="float" office:value="5576" table:style-name="ce51">
            <text:p>5.576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1.5803465652403113E-2" table:style-name="ce52">
            <text:p>1,6%</text:p>
          </table:table-cell>
          <table:table-cell office:value-type="float" office:value="110" table:style-name="ce51">
            <text:p>110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0674533474366564E-3" table:style-name="ce52">
            <text:p>0,1%</text:p>
          </table:table-cell>
          <table:table-cell office:value-type="float" office:value="478277" table:style-name="ce53">
            <text:p>478.277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0.11202689899175627" table:style-name="ce54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73637" table:style-name="ce51">
            <text:p>73.637</text:p>
          </table:table-cell>
          <table:table-cell office:value-type="float" office:value="76005" table:style-name="ce51">
            <text:p>76.005</text:p>
          </table:table-cell>
          <table:table-cell office:value-type="percentage" office:value="0.96884415498980325" table:style-name="ce52">
            <text:p>96,9%</text:p>
          </table:table-cell>
          <table:table-cell office:value-type="float" office:value="22990" table:style-name="ce51">
            <text:p>22.990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25022856894074624" table:style-name="ce52">
            <text:p>25,0%</text:p>
          </table:table-cell>
          <table:table-cell office:value-type="float" office:value="8188" table:style-name="ce51">
            <text:p>8.188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6.534873141415995E-2" table:style-name="ce52">
            <text:p>6,5%</text:p>
          </table:table-cell>
          <table:table-cell office:value-type="float" office:value="13319" table:style-name="ce51">
            <text:p>13.319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7.8710051059001515E-2" table:style-name="ce52">
            <text:p>7,9%</text:p>
          </table:table-cell>
          <table:table-cell office:value-type="float" office:value="20165" table:style-name="ce51">
            <text:p>20.165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5.7323084445303575E-2" table:style-name="ce52">
            <text:p>5,7%</text:p>
          </table:table-cell>
          <table:table-cell office:value-type="float" office:value="934" table:style-name="ce51">
            <text:p>934</text:p>
          </table:table-cell>
          <table:table-cell office:value-type="float" office:value="76088" table:style-name="ce51">
            <text:p>76.088</text:p>
          </table:table-cell>
          <table:table-cell office:value-type="percentage" office:value="1.2275260225002629E-2" table:style-name="ce52">
            <text:p>1,2%</text:p>
          </table:table-cell>
          <table:table-cell office:value-type="float" office:value="44" table:style-name="ce51">
            <text:p>44</text:p>
          </table:table-cell>
          <table:table-cell office:value-type="float" office:value="20953" table:style-name="ce51">
            <text:p>20.953</text:p>
          </table:table-cell>
          <table:table-cell office:value-type="percentage" office:value="2.0999379563785615E-3" table:style-name="ce52">
            <text:p>0,2%</text:p>
          </table:table-cell>
          <table:table-cell office:value-type="float" office:value="139277" table:style-name="ce53">
            <text:p>139.277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15284790713038554" table:style-name="ce54">
            <text:p>15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197981" table:style-name="ce51">
            <text:p>197.981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0.84498211709673843" table:style-name="ce52">
            <text:p>84,5%</text:p>
          </table:table-cell>
          <table:table-cell office:value-type="float" office:value="5733" table:style-name="ce51">
            <text:p>5.733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1.9785203028692515E-2" table:style-name="ce52">
            <text:p>2,0%</text:p>
          </table:table-cell>
          <table:table-cell office:value-type="float" office:value="17316" table:style-name="ce51">
            <text:p>17.316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4.9912517618980363E-2" table:style-name="ce52">
            <text:p>5,0%</text:p>
          </table:table-cell>
          <table:table-cell office:value-type="float" office:value="24205" table:style-name="ce51">
            <text:p>24.205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5.9634530622904289E-2" table:style-name="ce52">
            <text:p>6,0%</text:p>
          </table:table-cell>
          <table:table-cell office:value-type="float" office:value="40044" table:style-name="ce51">
            <text:p>40.044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4.5043666845143555E-2" table:style-name="ce52">
            <text:p>4,5%</text:p>
          </table:table-cell>
          <table:table-cell office:value-type="float" office:value="1667" table:style-name="ce51">
            <text:p>1.667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1.0913614193590625E-2" table:style-name="ce52">
            <text:p>1,1%</text:p>
          </table:table-cell>
          <table:table-cell office:value-type="float" office:value="9" table:style-name="ce51">
            <text:p>9</text:p>
          </table:table-cell>
          <table:table-cell office:value-type="float" office:value="44014" table:style-name="ce51">
            <text:p>44.014</text:p>
          </table:table-cell>
          <table:table-cell office:value-type="percentage" office:value="2.0448039260235381E-4" table:style-name="ce52">
            <text:p>0,0%</text:p>
          </table:table-cell>
          <table:table-cell office:value-type="float" office:value="286955" table:style-name="ce53">
            <text:p>286.955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12145508229554783" table:style-name="ce54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21191" table:style-name="ce51">
            <text:p>21.191</text:p>
          </table:table-cell>
          <table:table-cell office:value-type="float" office:value="22207" table:style-name="ce51">
            <text:p>22.207</text:p>
          </table:table-cell>
          <table:table-cell office:value-type="percentage" office:value="0.95424866033232769" table:style-name="ce52">
            <text:p>95,4%</text:p>
          </table:table-cell>
          <table:table-cell office:value-type="float" office:value="919" table:style-name="ce51">
            <text:p>919</text:p>
          </table:table-cell>
          <table:table-cell office:value-type="float" office:value="28125" table:style-name="ce51">
            <text:p>28.125</text:p>
          </table:table-cell>
          <table:table-cell office:value-type="percentage" office:value="3.2675555555555555E-2" table:style-name="ce52">
            <text:p>3,3%</text:p>
          </table:table-cell>
          <table:table-cell office:value-type="float" office:value="2541" table:style-name="ce51">
            <text:p>2.541</text:p>
          </table:table-cell>
          <table:table-cell office:value-type="float" office:value="37718" table:style-name="ce51">
            <text:p>37.718</text:p>
          </table:table-cell>
          <table:table-cell office:value-type="percentage" office:value="6.7368365236756989E-2" table:style-name="ce52">
            <text:p>6,7%</text:p>
          </table:table-cell>
          <table:table-cell office:value-type="float" office:value="3421" table:style-name="ce51">
            <text:p>3.421</text:p>
          </table:table-cell>
          <table:table-cell office:value-type="float" office:value="47664" table:style-name="ce51">
            <text:p>47.664</text:p>
          </table:table-cell>
          <table:table-cell office:value-type="percentage" office:value="7.1773246055723397E-2" table:style-name="ce52">
            <text:p>7,2%</text:p>
          </table:table-cell>
          <table:table-cell office:value-type="float" office:value="4726" table:style-name="ce51">
            <text:p>4.726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4.3914586779163337E-2" table:style-name="ce52">
            <text:p>4,4%</text:p>
          </table:table-cell>
          <table:table-cell office:value-type="float" office:value="394" table:style-name="ce51">
            <text:p>394</text:p>
          </table:table-cell>
          <table:table-cell office:value-type="float" office:value="21170" table:style-name="ce51">
            <text:p>21.170</text:p>
          </table:table-cell>
          <table:table-cell office:value-type="percentage" office:value="1.8611242324043459E-2" table:style-name="ce52">
            <text:p>1,9%</text:p>
          </table:table-cell>
          <table:table-cell office:value-type="float" office:value="9" table:style-name="ce51">
            <text:p>9</text:p>
          </table:table-cell>
          <table:table-cell office:value-type="float" office:value="6286" table:style-name="ce51">
            <text:p>6.286</text:p>
          </table:table-cell>
          <table:table-cell office:value-type="percentage" office:value="1.4317531021317213E-3" table:style-name="ce52">
            <text:p>0,1%</text:p>
          </table:table-cell>
          <table:table-cell office:value-type="float" office:value="33201" table:style-name="ce53">
            <text:p>33.201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12260883052424774" table:style-name="ce54">
            <text:p>12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291363" table:style-name="ce51">
            <text:p>291.363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80017961013067052" table:style-name="ce52">
            <text:p>80,0%</text:p>
          </table:table-cell>
          <table:table-cell office:value-type="float" office:value="28148" table:style-name="ce51">
            <text:p>28.148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5.3505068611107418E-2" table:style-name="ce52">
            <text:p>5,4%</text:p>
          </table:table-cell>
          <table:table-cell office:value-type="float" office:value="32872" table:style-name="ce51">
            <text:p>32.872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4.6738127432203978E-2" table:style-name="ce52">
            <text:p>4,7%</text:p>
          </table:table-cell>
          <table:table-cell office:value-type="float" office:value="52547" table:style-name="ce51">
            <text:p>52.547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5.4017185744405484E-2" table:style-name="ce52">
            <text:p>5,4%</text:p>
          </table:table-cell>
          <table:table-cell office:value-type="float" office:value="113250" table:style-name="ce51">
            <text:p>113.250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4.5052445820704397E-2" table:style-name="ce52">
            <text:p>4,5%</text:p>
          </table:table-cell>
          <table:table-cell office:value-type="float" office:value="14135" table:style-name="ce51">
            <text:p>14.135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2.9465350332279934E-2" table:style-name="ce52">
            <text:p>2,9%</text:p>
          </table:table-cell>
          <table:table-cell office:value-type="float" office:value="106" table:style-name="ce51">
            <text:p>106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7.8020918438698379E-4" table:style-name="ce52">
            <text:p>0,1%</text:p>
          </table:table-cell>
          <table:table-cell office:value-type="float" office:value="532421" table:style-name="ce53">
            <text:p>532.421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9.3478974995360467E-2" table:style-name="ce54">
            <text:p>9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62708" table:style-name="ce51">
            <text:p>62.708</text:p>
          </table:table-cell>
          <table:table-cell office:value-type="float" office:value="69771" table:style-name="ce51">
            <text:p>69.771</text:p>
          </table:table-cell>
          <table:table-cell office:value-type="percentage" office:value="0.89876882945636438" table:style-name="ce52">
            <text:p>89,9%</text:p>
          </table:table-cell>
          <table:table-cell office:value-type="float" office:value="4638" table:style-name="ce51">
            <text:p>4.638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4.5073324327738848E-2" table:style-name="ce52">
            <text:p>4,5%</text:p>
          </table:table-cell>
          <table:table-cell office:value-type="float" office:value="7669" table:style-name="ce51">
            <text:p>7.669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5.2202383788603833E-2" table:style-name="ce52">
            <text:p>5,2%</text:p>
          </table:table-cell>
          <table:table-cell office:value-type="float" office:value="14002" table:style-name="ce51">
            <text:p>14.002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6.5658176088832204E-2" table:style-name="ce52">
            <text:p>6,6%</text:p>
          </table:table-cell>
          <table:table-cell office:value-type="float" office:value="27879" table:style-name="ce51">
            <text:p>27.879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5.0572773529971971E-2" table:style-name="ce52">
            <text:p>5,1%</text:p>
          </table:table-cell>
          <table:table-cell office:value-type="float" office:value="2551" table:style-name="ce51">
            <text:p>2.551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2.1497130626037569E-2" table:style-name="ce52">
            <text:p>2,1%</text:p>
          </table:table-cell>
          <table:table-cell office:value-type="float" office:value="103" table:style-name="ce51">
            <text:p>103</text:p>
          </table:table-cell>
          <table:table-cell office:value-type="float" office:value="34712" table:style-name="ce51">
            <text:p>34.712</text:p>
          </table:table-cell>
          <table:table-cell office:value-type="percentage" office:value="2.9672735653376355E-3" table:style-name="ce52">
            <text:p>0,3%</text:p>
          </table:table-cell>
          <table:table-cell office:value-type="float" office:value="119550" table:style-name="ce53">
            <text:p>119.550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9.6607700009454706E-2" table:style-name="ce54">
            <text:p>9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36785" table:style-name="ce51">
            <text:p>36.785</text:p>
          </table:table-cell>
          <table:table-cell office:value-type="float" office:value="41166" table:style-name="ce51">
            <text:p>41.166</text:p>
          </table:table-cell>
          <table:table-cell office:value-type="percentage" office:value="0.8935772239226546" table:style-name="ce52">
            <text:p>89,4%</text:p>
          </table:table-cell>
          <table:table-cell office:value-type="float" office:value="8776" table:style-name="ce51">
            <text:p>8.776</text:p>
          </table:table-cell>
          <table:table-cell office:value-type="float" office:value="55792" table:style-name="ce51">
            <text:p>55.792</text:p>
          </table:table-cell>
          <table:table-cell office:value-type="percentage" office:value="0.15729853742472039" table:style-name="ce52">
            <text:p>15,7%</text:p>
          </table:table-cell>
          <table:table-cell office:value-type="float" office:value="4138" table:style-name="ce51">
            <text:p>4.138</text:p>
          </table:table-cell>
          <table:table-cell office:value-type="float" office:value="73844" table:style-name="ce51">
            <text:p>73.844</text:p>
          </table:table-cell>
          <table:table-cell office:value-type="percentage" office:value="5.6037051080656521E-2" table:style-name="ce52">
            <text:p>5,6%</text:p>
          </table:table-cell>
          <table:table-cell office:value-type="float" office:value="7658" table:style-name="ce51">
            <text:p>7.658</text:p>
          </table:table-cell>
          <table:table-cell office:value-type="float" office:value="96694" table:style-name="ce51">
            <text:p>96.694</text:p>
          </table:table-cell>
          <table:table-cell office:value-type="percentage" office:value="7.9198295654332229E-2" table:style-name="ce52">
            <text:p>7,9%</text:p>
          </table:table-cell>
          <table:table-cell office:value-type="float" office:value="12463" table:style-name="ce51">
            <text:p>12.463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5.5880875943827679E-2" table:style-name="ce52">
            <text:p>5,6%</text:p>
          </table:table-cell>
          <table:table-cell office:value-type="float" office:value="920" table:style-name="ce51">
            <text:p>920</text:p>
          </table:table-cell>
          <table:table-cell office:value-type="float" office:value="48505" table:style-name="ce51">
            <text:p>48.505</text:p>
          </table:table-cell>
          <table:table-cell office:value-type="percentage" office:value="1.896711679208329E-2" table:style-name="ce52">
            <text:p>1,9%</text:p>
          </table:table-cell>
          <table:table-cell office:value-type="float" office:value="4" table:style-name="ce51">
            <text:p>4</text:p>
          </table:table-cell>
          <table:table-cell office:value-type="float" office:value="13906" table:style-name="ce51">
            <text:p>13.906</text:p>
          </table:table-cell>
          <table:table-cell office:value-type="percentage" office:value="2.8764562059542645E-4" table:style-name="ce52">
            <text:p>0,0%</text:p>
          </table:table-cell>
          <table:table-cell office:value-type="float" office:value="70744" table:style-name="ce53">
            <text:p>70.744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12794270574298969" table:style-name="ce54">
            <text:p>12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18364" table:style-name="ce51">
            <text:p>118.364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0.74937638493194048" table:style-name="ce52">
            <text:p>74,9%</text:p>
          </table:table-cell>
          <table:table-cell office:value-type="float" office:value="13721" table:style-name="ce51">
            <text:p>13.721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6.4393352762564471E-2" table:style-name="ce52">
            <text:p>6,4%</text:p>
          </table:table-cell>
          <table:table-cell office:value-type="float" office:value="14236" table:style-name="ce51">
            <text:p>14.236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5.0821258108161176E-2" table:style-name="ce52">
            <text:p>5,1%</text:p>
          </table:table-cell>
          <table:table-cell office:value-type="float" office:value="23388" table:style-name="ce51">
            <text:p>23.388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6.8792888930721788E-2" table:style-name="ce52">
            <text:p>6,9%</text:p>
          </table:table-cell>
          <table:table-cell office:value-type="float" office:value="37807" table:style-name="ce51">
            <text:p>37.807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5.2158449552941369E-2" table:style-name="ce52">
            <text:p>5,2%</text:p>
          </table:table-cell>
          <table:table-cell office:value-type="float" office:value="3466" table:style-name="ce51">
            <text:p>3.466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2.4700156068499107E-2" table:style-name="ce52">
            <text:p>2,5%</text:p>
          </table:table-cell>
          <table:table-cell office:value-type="float" office:value="6" table:style-name="ce51">
            <text:p>6</text:p>
          </table:table-cell>
          <table:table-cell office:value-type="float" office:value="41824" table:style-name="ce51">
            <text:p>41.824</text:p>
          </table:table-cell>
          <table:table-cell office:value-type="percentage" office:value="1.434583014537108E-4" table:style-name="ce52">
            <text:p>0,0%</text:p>
          </table:table-cell>
          <table:table-cell office:value-type="float" office:value="210988" table:style-name="ce53">
            <text:p>210.988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0.11115612634165437" table:style-name="ce54">
            <text:p>11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181" table:style-name="ce51">
            <text:p>2.181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3723608445297504" table:style-name="ce52">
            <text:p>83,7%</text:p>
          </table:table-cell>
          <table:table-cell office:value-type="float" office:value="2323" table:style-name="ce51">
            <text:p>2.323</text:p>
          </table:table-cell>
          <table:table-cell office:value-type="float" office:value="4318" table:style-name="ce51">
            <text:p>4.318</text:p>
          </table:table-cell>
          <table:table-cell office:value-type="percentage" office:value="0.53798054654932836" table:style-name="ce52">
            <text:p>53,8%</text:p>
          </table:table-cell>
          <table:table-cell office:value-type="float" office:value="509" table:style-name="ce51">
            <text:p>509</text:p>
          </table:table-cell>
          <table:table-cell office:value-type="float" office:value="7857" table:style-name="ce51">
            <text:p>7.857</text:p>
          </table:table-cell>
          <table:table-cell office:value-type="percentage" office:value="6.4782996054473713E-2" table:style-name="ce52">
            <text:p>6,5%</text:p>
          </table:table-cell>
          <table:table-cell office:value-type="float" office:value="623" table:style-name="ce51">
            <text:p>623</text:p>
          </table:table-cell>
          <table:table-cell office:value-type="float" office:value="11556" table:style-name="ce51">
            <text:p>11.556</text:p>
          </table:table-cell>
          <table:table-cell office:value-type="percentage" office:value="5.3911388023537558E-2" table:style-name="ce52">
            <text:p>5,4%</text:p>
          </table:table-cell>
          <table:table-cell office:value-type="float" office:value="876" table:style-name="ce51">
            <text:p>876</text:p>
          </table:table-cell>
          <table:table-cell office:value-type="float" office:value="30066" table:style-name="ce51">
            <text:p>30.066</text:p>
          </table:table-cell>
          <table:table-cell office:value-type="percentage" office:value="2.9135901017760927E-2" table:style-name="ce52">
            <text:p>2,9%</text:p>
          </table:table-cell>
          <table:table-cell office:value-type="float" office:value="48" table:style-name="ce51">
            <text:p>48</text:p>
          </table:table-cell>
          <table:table-cell office:value-type="float" office:value="7581" table:style-name="ce51">
            <text:p>7.581</text:p>
          </table:table-cell>
          <table:table-cell office:value-type="percentage" office:value="6.331618519984171E-3" table:style-name="ce52">
            <text:p>0,6%</text:p>
          </table:table-cell>
          <table:table-cell office:value-type="float" office:value="0" table:style-name="ce51">
            <text:p>0</text:p>
          </table:table-cell>
          <table:table-cell office:value-type="float" office:value="2175" table:style-name="ce51">
            <text:p>2.175</text:p>
          </table:table-cell>
          <table:table-cell office:value-type="percentage" office:value="0" table:style-name="ce52">
            <text:p>0,0%</text:p>
          </table:table-cell>
          <table:table-cell office:value-type="float" office:value="6560" table:style-name="ce53">
            <text:p>6.560</text:p>
          </table:table-cell>
          <table:table-cell office:value-type="float" office:value="66158" table:style-name="ce53">
            <text:p>66.158</text:p>
          </table:table-cell>
          <table:table-cell office:value-type="percentage" office:value="9.9156564587804946E-2" table:style-name="ce54">
            <text:p>9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573" table:style-name="ce51">
            <text:p>1.573</text:p>
          </table:table-cell>
          <table:table-cell office:value-type="float" office:value="2349" table:style-name="ce51">
            <text:p>2.349</text:p>
          </table:table-cell>
          <table:table-cell office:value-type="percentage" office:value="0.66964665815240532" table:style-name="ce52">
            <text:p>67,0%</text:p>
          </table:table-cell>
          <table:table-cell office:value-type="float" office:value="2155" table:style-name="ce51">
            <text:p>2.155</text:p>
          </table:table-cell>
          <table:table-cell office:value-type="float" office:value="3748" table:style-name="ce51">
            <text:p>3.748</text:p>
          </table:table-cell>
          <table:table-cell office:value-type="percentage" office:value="0.5749733191035219" table:style-name="ce52">
            <text:p>57,5%</text:p>
          </table:table-cell>
          <table:table-cell office:value-type="float" office:value="1068" table:style-name="ce51">
            <text:p>1.068</text:p>
          </table:table-cell>
          <table:table-cell office:value-type="float" office:value="7827" table:style-name="ce51">
            <text:p>7.827</text:p>
          </table:table-cell>
          <table:table-cell office:value-type="percentage" office:value="0.13645074741280183" table:style-name="ce52">
            <text:p>13,6%</text:p>
          </table:table-cell>
          <table:table-cell office:value-type="float" office:value="567" table:style-name="ce51">
            <text:p>567</text:p>
          </table:table-cell>
          <table:table-cell office:value-type="float" office:value="11299" table:style-name="ce51">
            <text:p>11.299</text:p>
          </table:table-cell>
          <table:table-cell office:value-type="percentage" office:value="5.0181431985131426E-2" table:style-name="ce52">
            <text:p>5,0%</text:p>
          </table:table-cell>
          <table:table-cell office:value-type="float" office:value="873" table:style-name="ce51">
            <text:p>873</text:p>
          </table:table-cell>
          <table:table-cell office:value-type="float" office:value="30095" table:style-name="ce51">
            <text:p>30.095</text:p>
          </table:table-cell>
          <table:table-cell office:value-type="percentage" office:value="2.9008140887190562E-2" table:style-name="ce52">
            <text:p>2,9%</text:p>
          </table:table-cell>
          <table:table-cell office:value-type="float" office:value="73" table:style-name="ce51">
            <text:p>73</text:p>
          </table:table-cell>
          <table:table-cell office:value-type="float" office:value="8536" table:style-name="ce51">
            <text:p>8.536</text:p>
          </table:table-cell>
          <table:table-cell office:value-type="percentage" office:value="8.5520149953139651E-3" table:style-name="ce52">
            <text:p>0,9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6315" table:style-name="ce53">
            <text:p>6.315</text:p>
          </table:table-cell>
          <table:table-cell office:value-type="float" office:value="66178" table:style-name="ce53">
            <text:p>66.178</text:p>
          </table:table-cell>
          <table:table-cell office:value-type="percentage" office:value="9.5424461301338817E-2" table:style-name="ce54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2" table:style-name="ce56">
            <text:p>2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" table:style-name="ce56">
            <text:p>4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76" table:style-name="ce56">
            <text:p>57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426" table:style-name="ce56">
            <text:p>1.4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702" table:style-name="ce56">
            <text:p>5.702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26" table:style-name="ce56">
            <text:p>4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8136" table:style-name="ce58">
            <text:p>8.136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517723" table:style-name="ce62">
            <text:p>2.517.723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0.88839155913993673" table:style-name="ce63">
            <text:p>88,8%</text:p>
          </table:table-cell>
          <table:table-cell office:value-type="float" office:value="549721" table:style-name="ce62">
            <text:p>549.721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0.13881685687915163" table:style-name="ce63">
            <text:p>13,9%</text:p>
          </table:table-cell>
          <table:table-cell office:value-type="float" office:value="304224" table:style-name="ce62">
            <text:p>304.224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5.7002960097703087E-2" table:style-name="ce63">
            <text:p>5,7%</text:p>
          </table:table-cell>
          <table:table-cell office:value-type="float" office:value="440532" table:style-name="ce62">
            <text:p>440.532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6.2635124932713004E-2" table:style-name="ce63">
            <text:p>6,3%</text:p>
          </table:table-cell>
          <table:table-cell office:value-type="float" office:value="799621" table:style-name="ce62">
            <text:p>799.621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4.7863976497704762E-2" table:style-name="ce63">
            <text:p>4,8%</text:p>
          </table:table-cell>
          <table:table-cell office:value-type="float" office:value="76773" table:style-name="ce62">
            <text:p>76.773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2.319216481653168E-2" table:style-name="ce63">
            <text:p>2,3%</text:p>
          </table:table-cell>
          <table:table-cell office:value-type="float" office:value="1172" table:style-name="ce62">
            <text:p>1.172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2349204308734322E-3" table:style-name="ce63">
            <text:p>0,1%</text:p>
          </table:table-cell>
          <table:table-cell office:value-type="float" office:value="4689766" table:style-name="ce62">
            <text:p>4.689.766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11686485925604155" table:style-name="ce63">
            <text:p>11,7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5-03T17:26:21Z</dc:date>
  </office:meta>
</office:document-meta>
</file>